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9.91cm" fo:min-width="24.9cm"/>
    </style:style>
    <style:style style:name="gr2" style:family="graphic" style:parent-style-name="standard">
      <style:graphic-properties draw:stroke="dash" draw:stroke-dash="Dashed_20__28_var_29_" svg:stroke-color="#000000" draw:fill="gradient" draw:fill-color="#ed1c24" draw:fill-gradient-name="gradient" draw:gradient-step-count="0" draw:textarea-horizontal-align="justify" draw:textarea-vertical-align="middle" draw:auto-grow-height="false" fo:min-height="0.681cm" fo:min-width="0.22cm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0.068cm" fo:min-width="0cm"/>
    </style:style>
    <style:style style:name="gr4" style:family="graphic" style:parent-style-name="standard">
      <style:graphic-properties draw:stroke="dash" draw:stroke-dash="Dashed_20__28_var_29_" svg:stroke-color="#000000" draw:fill="gradient" draw:fill-color="#ed1c24" draw:fill-gradient-name="gradient" draw:gradient-step-count="0" draw:textarea-horizontal-align="justify" draw:textarea-vertical-align="middle" draw:auto-grow-height="false" fo:min-height="0.597cm" fo:min-width="0.22cm"/>
    </style:style>
    <style:style style:name="gr5" style:family="graphic" style:parent-style-name="standard">
      <style:graphic-properties draw:stroke="dash" draw:stroke-dash="Dashed_20__28_var_29_" svg:stroke-color="#000000" draw:fill="gradient" draw:fill-color="#ed1c24" draw:fill-gradient-name="gradient" draw:gradient-step-count="0" draw:textarea-horizontal-align="justify" draw:textarea-vertical-align="middle" draw:auto-grow-height="false" fo:min-height="0.47cm" fo:min-width="0.22cm"/>
    </style:style>
    <style:style style:name="gr6" style:family="graphic" style:parent-style-name="standard">
      <style:graphic-properties svg:stroke-color="#000000" draw:fill-color="#004a8f" draw:textarea-horizontal-align="justify" draw:textarea-vertical-align="middle" draw:auto-grow-height="false" fo:min-height="0.068cm" fo:min-width="0cm"/>
    </style:style>
    <style:style style:name="gr7" style:family="graphic" style:parent-style-name="standard">
      <style:graphic-properties svg:stroke-color="#000000" draw:fill-color="#59c5c7" draw:textarea-horizontal-align="justify" draw:textarea-vertical-align="middle" draw:auto-grow-height="false" fo:min-height="0.068cm" fo:min-width="0cm"/>
    </style:style>
    <style:style style:name="gr8" style:family="graphic" style:parent-style-name="standard">
      <style:graphic-properties svg:stroke-color="#000000" draw:fill-color="#ed1c24" draw:textarea-horizontal-align="justify" draw:textarea-vertical-align="middle" draw:auto-grow-height="false" fo:min-height="0.068cm" fo:min-width="0cm"/>
    </style:style>
    <style:style style:name="gr9" style:family="graphic" style:parent-style-name="standard">
      <style:graphic-properties svg:stroke-color="#000000" draw:fill-color="#f79448" draw:textarea-horizontal-align="justify" draw:textarea-vertical-align="middle" draw:auto-grow-height="false" fo:min-height="0.068cm" fo:min-width="0cm"/>
    </style:style>
    <style:style style:name="gr10" style:family="graphic" style:parent-style-name="standard">
      <style:graphic-properties svg:stroke-color="#000000" draw:fill-color="#8b5e3c" draw:textarea-horizontal-align="justify" draw:textarea-vertical-align="middle" draw:auto-grow-height="false" fo:min-height="0.068cm" fo:min-width="0cm"/>
    </style:style>
    <style:style style:name="gr11" style:family="graphic" style:parent-style-name="measure">
      <style:graphic-properties draw:textarea-vertical-align="middle" draw:line-distance="0.767cm"/>
    </style:style>
    <style:style style:name="gr12" style:family="graphic" style:parent-style-name="standard">
      <style:graphic-properties draw:stroke="none" svg:stroke-color="#000000" draw:fill="none" draw:fill-color="#ffffff" fo:min-height="0.925cm"/>
    </style:style>
    <style:style style:name="gr13" style:family="graphic" style:parent-style-name="standard">
      <style:graphic-properties draw:stroke="none" svg:stroke-color="#3465a4" draw:fill="solid" draw:fill-color="#ffffff" draw:opacity="70%" draw:textarea-horizontal-align="justify" draw:textarea-vertical-align="middle" draw:auto-grow-height="false" fo:min-height="9.863cm" fo:min-width="7.979cm" draw:shadow-opacity="70%"/>
    </style:style>
    <style:style style:name="gr14" style:family="graphic" style:parent-style-name="measure">
      <style:graphic-properties draw:textarea-vertical-align="middle"/>
    </style:style>
    <style:style style:name="gr15" style:family="graphic" style:parent-style-name="standard">
      <style:graphic-properties draw:stroke="none" svg:stroke-color="#3465a4" draw:fill="solid" draw:fill-color="#ffffff" draw:opacity="70%" draw:textarea-horizontal-align="justify" draw:textarea-vertical-align="middle" draw:auto-grow-height="false" fo:min-height="9.863cm" fo:min-width="7.185cm" draw:shadow-opacity="70%"/>
    </style:style>
    <style:style style:name="gr16" style:family="graphic" style:parent-style-name="standard">
      <style:graphic-properties svg:stroke-width="0.254cm" svg:stroke-color="#00a65d" draw:marker-start-width="0.965cm" draw:marker-end-width="0.965cm" draw:fill="none" draw:textarea-horizontal-align="justify" draw:textarea-vertical-align="middle" draw:auto-grow-height="false" fo:min-height="10.036cm" fo:min-width="16.456cm" fo:padding-top="0.252cm" fo:padding-bottom="0.252cm" fo:padding-left="0.377cm" fo:padding-right="0.377cm"/>
    </style:style>
    <style:style style:name="gr17" style:family="graphic" style:parent-style-name="standard">
      <style:graphic-properties svg:stroke-width="0.254cm" svg:stroke-color="#00a65d" draw:marker-start-width="0.965cm" draw:marker-end-width="0.965cm" draw:fill="none" draw:textarea-horizontal-align="justify" draw:textarea-vertical-align="middle" draw:auto-grow-height="false" fo:min-height="8.273cm" fo:min-width="0.075cm" fo:padding-top="0.252cm" fo:padding-bottom="0.252cm" fo:padding-left="0.377cm" fo:padding-right="0.377cm"/>
    </style:style>
    <style:style style:name="gr18" style:family="graphic" style:parent-style-name="standard">
      <style:graphic-properties draw:stroke="none" svg:stroke-color="#3465a4" draw:fill="solid" draw:fill-color="#ffffff" draw:opacity="70%" draw:textarea-horizontal-align="justify" draw:textarea-vertical-align="middle" draw:auto-grow-height="false" fo:min-height="9.863cm" fo:min-width="14.792cm" draw:shadow-opacity="70%"/>
    </style:style>
    <style:style style:name="gr19" style:family="graphic" style:parent-style-name="standard">
      <style:graphic-properties svg:stroke-width="0.254cm" svg:stroke-color="#00a65d" draw:marker-start-width="0.965cm" draw:marker-end-width="0.965cm" draw:fill="none" draw:textarea-horizontal-align="justify" draw:textarea-vertical-align="middle" draw:auto-grow-height="false" fo:min-height="10.036cm" fo:min-width="8.028cm" fo:padding-top="0.252cm" fo:padding-bottom="0.252cm" fo:padding-left="0.377cm" fo:padding-right="0.377cm"/>
    </style:style>
    <style:style style:name="gr20" style:family="graphic" style:parent-style-name="standard">
      <style:graphic-properties svg:stroke-width="0.254cm" svg:stroke-color="#00a65d" draw:marker-start-width="0.965cm" draw:marker-end-width="0.965cm" draw:fill="none" draw:textarea-horizontal-align="justify" draw:textarea-vertical-align="middle" draw:auto-grow-height="false" fo:min-height="8.273cm" fo:min-width="0.999cm" fo:padding-top="0.252cm" fo:padding-bottom="0.252cm" fo:padding-left="0.377cm" fo:padding-right="0.377cm"/>
    </style:style>
    <style:style style:name="gr21" style:family="graphic" style:parent-style-name="standard">
      <style:graphic-properties draw:stroke="none" svg:stroke-color="#3465a4" draw:fill="solid" draw:fill-color="#ffffff" draw:opacity="70%" draw:textarea-horizontal-align="justify" draw:textarea-vertical-align="middle" draw:auto-grow-height="false" fo:min-height="1.422cm" fo:min-width="9.553cm" draw:shadow-opacity="70%"/>
    </style:style>
    <style:style style:name="gr22" style:family="graphic" style:parent-style-name="standard">
      <style:graphic-properties svg:stroke-width="0.254cm" svg:stroke-color="#00a65d" draw:marker-start-width="0.965cm" draw:marker-end-width="0.965cm" draw:fill="none" draw:textarea-horizontal-align="justify" draw:textarea-vertical-align="middle" draw:auto-grow-height="false" fo:min-height="8.147cm" fo:min-width="9.705cm" fo:padding-top="0.252cm" fo:padding-bottom="0.252cm" fo:padding-left="0.377cm" fo:padding-right="0.377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gradient" draw:fill-color="#ed1c24" draw:fill-gradient-name="gradient" draw:gradient-step-count="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004a8f"/>
      <style:paragraph-properties fo:text-align="center"/>
    </style:style>
    <style:style style:name="P5" style:family="paragraph">
      <loext:graphic-properties draw:fill-color="#59c5c7"/>
      <style:paragraph-properties fo:text-align="center"/>
    </style:style>
    <style:style style:name="P6" style:family="paragraph">
      <loext:graphic-properties draw:fill-color="#ed1c24"/>
      <style:paragraph-properties fo:text-align="center"/>
    </style:style>
    <style:style style:name="P7" style:family="paragraph">
      <loext:graphic-properties draw:fill-color="#f79448"/>
      <style:paragraph-properties fo:text-align="center"/>
    </style:style>
    <style:style style:name="P8" style:family="paragraph">
      <loext:graphic-properties draw:fill-color="#8b5e3c"/>
      <style:paragraph-properties fo:text-align="center"/>
    </style:style>
    <style:style style:name="P9" style:family="paragraph">
      <loext:graphic-properties draw:fill="none" draw:fill-color="#ffffff"/>
      <style:text-properties fo:color="#00a65d" fo:font-weight="bold" style:font-weight-asian="bold" style:font-weight-complex="bold"/>
    </style:style>
    <style:style style:name="P10" style:family="paragraph">
      <loext:graphic-properties draw:fill="solid" draw:fill-color="#ffffff" draw:opacity="70%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a65d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Arial Unicode MS" style:font-size-asian="18pt" style:font-style-asian="normal" style:font-weight-asian="bold" style:font-name-complex="Arial Unicode MS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a65d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4cm" svg:height="10.16cm" svg:x="0.635cm" svg:y="0.63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0.72cm" svg:height="0.931cm" svg:x="-2.774cm" svg:y="1.4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635cm" svg:height="0.635cm" svg:x="-2.731cm" svg:y="1.62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4" draw:text-style-name="P2" draw:layer="layout" svg:width="0.72cm" svg:height="0.847cm" svg:x="-3.656cm" svg:y="1.4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635cm" svg:height="0.635cm" svg:x="-3.613cm" svg:y="1.5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g>
            <draw:custom-shape draw:style-name="gr5" draw:text-style-name="P2" draw:layer="layout" svg:width="0.72cm" svg:height="0.72cm" svg:x="0.635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0.678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.481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.524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.327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2.37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0.635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0.678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0.635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0.678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0.635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0.678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0.635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0.678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0.635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0.678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.327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2.37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.327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2.37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.327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2.37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.327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2.37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.327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2.37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.481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.524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.481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.524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.481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.524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.481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.524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.481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.524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3.173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3.216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019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4.062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3.173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3.216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019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4.062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3.173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3.216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019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4.062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3.173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3.216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019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4.062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3.173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3.216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019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4.062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3.173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3.216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019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4.062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</draw:g>
        <draw:g>
          <draw:custom-shape draw:style-name="gr5" draw:text-style-name="P2" draw:layer="layout" svg:width="0.72cm" svg:height="0.72cm" svg:x="0.634cm" svg:y="5.71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0.677cm" svg:y="5.75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0.634cm" svg:y="6.56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0.677cm" svg:y="6.60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0.634cm" svg:y="7.40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0.677cm" svg:y="7.4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0.634cm" svg:y="8.25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0.677cm" svg:y="8.29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0.634cm" svg:y="9.09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0.677cm" svg:y="9.14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0.634cm" svg:y="9.94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0.677cm" svg:y="9.98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.48cm" svg:y="5.71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1.523cm" svg:y="5.75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.326cm" svg:y="5.71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2.369cm" svg:y="5.75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.48cm" svg:y="6.56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1.523cm" svg:y="6.60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.326cm" svg:y="6.56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2.369cm" svg:y="6.60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.48cm" svg:y="7.40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1.523cm" svg:y="7.4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.326cm" svg:y="7.40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2.369cm" svg:y="7.4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.48cm" svg:y="8.25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1.523cm" svg:y="8.29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.326cm" svg:y="8.25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2.369cm" svg:y="8.29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.48cm" svg:y="9.099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1.523cm" svg:y="9.14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.326cm" svg:y="9.09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2.369cm" svg:y="9.14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.48cm" svg:y="9.94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1.523cm" svg:y="9.98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.326cm" svg:y="9.94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2.369cm" svg:y="9.98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g>
            <draw:custom-shape draw:style-name="gr5" draw:text-style-name="P2" draw:layer="layout" svg:width="0.72cm" svg:height="0.72cm" svg:x="3.175cm" svg:y="5.71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3.218cm" svg:y="5.75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021cm" svg:y="5.71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4.064cm" svg:y="5.75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867cm" svg:y="5.71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4.91cm" svg:y="5.75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3.175cm" svg:y="6.56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3.218cm" svg:y="6.60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3.175cm" svg:y="7.40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3.218cm" svg:y="7.4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3.175cm" svg:y="8.25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3.218cm" svg:y="8.29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3.175cm" svg:y="9.09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3.218cm" svg:y="9.14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3.175cm" svg:y="9.94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3.218cm" svg:y="9.98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867cm" svg:y="6.56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4.91cm" svg:y="6.60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867cm" svg:y="7.40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4.91cm" svg:y="7.4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867cm" svg:y="8.25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4.91cm" svg:y="8.29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867cm" svg:y="9.09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4.91cm" svg:y="9.14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867cm" svg:y="9.94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4.91cm" svg:y="9.98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021cm" svg:y="6.56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4.064cm" svg:y="6.60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021cm" svg:y="7.40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4.064cm" svg:y="7.4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021cm" svg:y="8.25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4.064cm" svg:y="8.29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021cm" svg:y="9.09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4.064cm" svg:y="9.14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021cm" svg:y="9.94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4.064cm" svg:y="9.98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5.713cm" svg:y="5.71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5.756cm" svg:y="5.75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6.559cm" svg:y="5.71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6.602cm" svg:y="5.75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5.713cm" svg:y="6.56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5.756cm" svg:y="6.60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6.559cm" svg:y="6.56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6.602cm" svg:y="6.60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5.713cm" svg:y="7.40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5.756cm" svg:y="7.4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6.559cm" svg:y="7.40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6.602cm" svg:y="7.4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5.713cm" svg:y="8.25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5.756cm" svg:y="8.29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6.559cm" svg:y="8.2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6.602cm" svg:y="8.29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5.713cm" svg:y="9.09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5.756cm" svg:y="9.14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6.559cm" svg:y="9.09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6.602cm" svg:y="9.14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5.713cm" svg:y="9.94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5.756cm" svg:y="9.98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6.559cm" svg:y="9.9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6.602cm" svg:y="9.98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</draw:g>
        <draw:g>
          <draw:g>
            <draw:custom-shape draw:style-name="gr5" draw:text-style-name="P2" draw:layer="layout" svg:width="0.72cm" svg:height="0.72cm" svg:x="7.408cm" svg:y="5.71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7.451cm" svg:y="5.75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8.254cm" svg:y="5.71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8.297cm" svg:y="5.75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1cm" svg:y="5.71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9.143cm" svg:y="5.75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7.408cm" svg:y="6.56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7.451cm" svg:y="6.60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7.408cm" svg:y="7.40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7.451cm" svg:y="7.4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7.408cm" svg:y="8.25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7.451cm" svg:y="8.29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7.408cm" svg:y="9.09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7.451cm" svg:y="9.14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7.408cm" svg:y="9.94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7.451cm" svg:y="9.98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1cm" svg:y="6.56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9.143cm" svg:y="6.60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1cm" svg:y="7.40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9.143cm" svg:y="7.4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1cm" svg:y="8.25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9.143cm" svg:y="8.29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1cm" svg:y="9.09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9.143cm" svg:y="9.14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1cm" svg:y="9.94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9.143cm" svg:y="9.98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8.254cm" svg:y="6.56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8.297cm" svg:y="6.60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8.254cm" svg:y="7.40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8.297cm" svg:y="7.4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8.254cm" svg:y="8.25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8.297cm" svg:y="8.29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8.254cm" svg:y="9.09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8.297cm" svg:y="9.14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8.254cm" svg:y="9.94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8.297cm" svg:y="9.98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6cm" svg:y="5.71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9.989cm" svg:y="5.75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92cm" svg:y="5.71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0.835cm" svg:y="5.75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6cm" svg:y="6.56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9.989cm" svg:y="6.60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92cm" svg:y="6.56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0.835cm" svg:y="6.60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6cm" svg:y="7.40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9.989cm" svg:y="7.4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92cm" svg:y="7.40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0.835cm" svg:y="7.4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6cm" svg:y="8.25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9.989cm" svg:y="8.29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92cm" svg:y="8.2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0.835cm" svg:y="8.29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6cm" svg:y="9.09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9.989cm" svg:y="9.14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92cm" svg:y="9.09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0.835cm" svg:y="9.14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6cm" svg:y="9.94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9.989cm" svg:y="9.98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92cm" svg:y="9.9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0.835cm" svg:y="9.98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</draw:g>
        <draw:g>
          <draw:g>
            <draw:custom-shape draw:style-name="gr5" draw:text-style-name="P2" draw:layer="layout" svg:width="0.72cm" svg:height="0.72cm" svg:x="11.641cm" svg:y="5.71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1.684cm" svg:y="5.75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2.487cm" svg:y="5.71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2.53cm" svg:y="5.75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3.333cm" svg:y="5.71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3.376cm" svg:y="5.75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1.641cm" svg:y="6.56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1.684cm" svg:y="6.60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1.641cm" svg:y="7.40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1.684cm" svg:y="7.4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1.641cm" svg:y="8.25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1.684cm" svg:y="8.29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1.641cm" svg:y="9.09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1.684cm" svg:y="9.14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1.641cm" svg:y="9.94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1.684cm" svg:y="9.98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3.333cm" svg:y="6.56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3.376cm" svg:y="6.60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3.333cm" svg:y="7.40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3.376cm" svg:y="7.4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3.333cm" svg:y="8.25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3.376cm" svg:y="8.29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3.333cm" svg:y="9.09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3.376cm" svg:y="9.14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3.333cm" svg:y="9.94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3.376cm" svg:y="9.98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2.487cm" svg:y="6.56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2.53cm" svg:y="6.60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2.487cm" svg:y="7.40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2.53cm" svg:y="7.4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2.487cm" svg:y="8.25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2.53cm" svg:y="8.29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2.487cm" svg:y="9.09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2.53cm" svg:y="9.14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2.487cm" svg:y="9.94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2.53cm" svg:y="9.98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4.179cm" svg:y="5.71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4.222cm" svg:y="5.75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025cm" svg:y="5.71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5.068cm" svg:y="5.75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4.179cm" svg:y="6.56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4.222cm" svg:y="6.60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025cm" svg:y="6.56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5.068cm" svg:y="6.60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4.179cm" svg:y="7.40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4.222cm" svg:y="7.4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025cm" svg:y="7.40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5.068cm" svg:y="7.4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4.179cm" svg:y="8.25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4.222cm" svg:y="8.29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025cm" svg:y="8.2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5.068cm" svg:y="8.29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4.179cm" svg:y="9.09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4.222cm" svg:y="9.14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025cm" svg:y="9.09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5.068cm" svg:y="9.14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4.179cm" svg:y="9.94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4.222cm" svg:y="9.98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025cm" svg:y="9.9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5.068cm" svg:y="9.98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</draw:g>
        <draw:g>
          <draw:g>
            <draw:custom-shape draw:style-name="gr5" draw:text-style-name="P2" draw:layer="layout" svg:width="0.72cm" svg:height="0.72cm" svg:x="15.874cm" svg:y="5.71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5.917cm" svg:y="5.75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6.72cm" svg:y="5.71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6.763cm" svg:y="5.75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7.566cm" svg:y="5.71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7.609cm" svg:y="5.75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874cm" svg:y="6.56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5.917cm" svg:y="6.60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874cm" svg:y="7.40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5.917cm" svg:y="7.4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874cm" svg:y="8.25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5.917cm" svg:y="8.29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874cm" svg:y="9.09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5.917cm" svg:y="9.14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874cm" svg:y="9.94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5.917cm" svg:y="9.98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7.566cm" svg:y="6.56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7.609cm" svg:y="6.60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7.566cm" svg:y="7.40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7.609cm" svg:y="7.4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7.566cm" svg:y="8.25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7.609cm" svg:y="8.29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7.566cm" svg:y="9.09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7.609cm" svg:y="9.14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7.566cm" svg:y="9.94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7.609cm" svg:y="9.98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6.72cm" svg:y="6.56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6.763cm" svg:y="6.60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6.72cm" svg:y="7.40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6.763cm" svg:y="7.4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6.72cm" svg:y="8.25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6.763cm" svg:y="8.29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6.72cm" svg:y="9.09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6.763cm" svg:y="9.14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6.72cm" svg:y="9.94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6.763cm" svg:y="9.98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8.412cm" svg:y="5.71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8.455cm" svg:y="5.75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9.258cm" svg:y="5.71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9.301cm" svg:y="5.75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8.412cm" svg:y="6.56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8.455cm" svg:y="6.60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9.258cm" svg:y="6.56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9.301cm" svg:y="6.60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8.412cm" svg:y="7.40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8.455cm" svg:y="7.4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9.258cm" svg:y="7.40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9.301cm" svg:y="7.4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8.412cm" svg:y="8.25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8.455cm" svg:y="8.29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9.258cm" svg:y="8.2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9.301cm" svg:y="8.29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8.412cm" svg:y="9.09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8.455cm" svg:y="9.14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9.258cm" svg:y="9.09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9.301cm" svg:y="9.14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8.412cm" svg:y="9.94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8.455cm" svg:y="9.98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9.258cm" svg:y="9.9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9.301cm" svg:y="9.98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</draw:g>
        <draw:g>
          <draw:g>
            <draw:custom-shape draw:style-name="gr5" draw:text-style-name="P2" draw:layer="layout" svg:width="0.72cm" svg:height="0.72cm" svg:x="20.107cm" svg:y="5.71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20.15cm" svg:y="5.75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953cm" svg:y="5.71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20.996cm" svg:y="5.75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1.799cm" svg:y="5.71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21.842cm" svg:y="5.75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107cm" svg:y="6.56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20.15cm" svg:y="6.60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107cm" svg:y="7.40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20.15cm" svg:y="7.4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107cm" svg:y="8.25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20.15cm" svg:y="8.29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107cm" svg:y="9.09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20.15cm" svg:y="9.14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107cm" svg:y="9.94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20.15cm" svg:y="9.98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1.799cm" svg:y="6.56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21.842cm" svg:y="6.60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1.799cm" svg:y="7.40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21.842cm" svg:y="7.4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1.799cm" svg:y="8.25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21.842cm" svg:y="8.29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1.799cm" svg:y="9.09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21.842cm" svg:y="9.14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1.799cm" svg:y="9.94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21.842cm" svg:y="9.98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953cm" svg:y="6.56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20.996cm" svg:y="6.60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953cm" svg:y="7.40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20.996cm" svg:y="7.4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953cm" svg:y="8.25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20.996cm" svg:y="8.29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953cm" svg:y="9.09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20.996cm" svg:y="9.14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953cm" svg:y="9.94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20.996cm" svg:y="9.98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2.645cm" svg:y="5.71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22.688cm" svg:y="5.75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3.491cm" svg:y="5.71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23.534cm" svg:y="5.75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2.645cm" svg:y="6.56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22.688cm" svg:y="6.60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3.491cm" svg:y="6.56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23.534cm" svg:y="6.60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2.645cm" svg:y="7.40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22.688cm" svg:y="7.4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3.491cm" svg:y="7.40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23.534cm" svg:y="7.4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2.645cm" svg:y="8.25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22.688cm" svg:y="8.29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3.491cm" svg:y="8.2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23.534cm" svg:y="8.29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2.645cm" svg:y="9.09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22.688cm" svg:y="9.14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3.491cm" svg:y="9.09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23.534cm" svg:y="9.14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2.645cm" svg:y="9.94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22.688cm" svg:y="9.98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3.491cm" svg:y="9.9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23.534cm" svg:y="9.98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</draw:g>
        <draw:g>
          <draw:custom-shape draw:style-name="gr5" draw:text-style-name="P2" draw:layer="layout" svg:width="0.72cm" svg:height="0.72cm" svg:x="24.34cm" svg:y="5.71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4.383cm" svg:y="5.75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5.186cm" svg:y="5.71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5.229cm" svg:y="5.75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4.34cm" svg:y="6.56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4.383cm" svg:y="6.60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4.34cm" svg:y="7.40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4.383cm" svg:y="7.4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4.34cm" svg:y="8.25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4.383cm" svg:y="8.29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4.34cm" svg:y="9.09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4.383cm" svg:y="9.14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4.34cm" svg:y="9.94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4.383cm" svg:y="9.98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5.186cm" svg:y="6.56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5.229cm" svg:y="6.60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5.186cm" svg:y="7.40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5.229cm" svg:y="7.4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5.186cm" svg:y="8.25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5.229cm" svg:y="8.29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5.186cm" svg:y="9.09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5.229cm" svg:y="9.14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5.186cm" svg:y="9.94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5.229cm" svg:y="9.98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g>
            <draw:custom-shape draw:style-name="gr5" draw:text-style-name="P2" draw:layer="layout" svg:width="0.72cm" svg:height="0.72cm" svg:x="4.868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4.911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5.714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5.757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6.56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6.603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868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4.911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868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4.911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868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4.911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868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4.911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868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4.911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6.56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6.603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6.56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6.603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6.56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6.603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6.56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6.603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6.56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6.603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5.714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5.757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5.714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5.757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5.714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5.757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5.714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5.757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5.714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5.757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7.406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7.449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8.252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8.295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7.406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7.449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8.252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8.295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7.406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7.449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8.252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8.295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7.406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7.449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8.252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8.295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7.406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7.449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8.252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8.295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7.406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7.449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8.252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8.295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</draw:g>
        <draw:g>
          <draw:g>
            <draw:custom-shape draw:style-name="gr5" draw:text-style-name="P2" draw:layer="layout" svg:width="0.72cm" svg:height="0.72cm" svg:x="9.101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9.144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7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9.99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93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0.836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101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9.144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101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9.144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101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9.144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101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9.144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101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9.144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93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0.836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93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0.836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93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0.836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93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0.836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93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0.836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7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9.99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7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9.99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7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9.99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7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9.99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7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9.99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1.639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1.682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2.485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2.528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1.639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1.682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2.485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2.528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1.639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1.682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2.485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2.528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1.639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1.682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2.485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2.528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1.639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1.682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2.485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2.528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1.639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1.682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2.485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2.528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</draw:g>
        <draw:g>
          <draw:g>
            <draw:custom-shape draw:style-name="gr5" draw:text-style-name="P2" draw:layer="layout" svg:width="0.72cm" svg:height="0.72cm" svg:x="13.334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3.377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4.18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4.223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026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5.069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3.334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3.377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3.334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3.377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3.334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3.377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3.334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3.377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3.334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3.377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026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5.069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026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5.069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026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5.069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026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5.069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026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5.069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4.18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4.223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4.18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4.223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4.18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4.223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4.18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4.223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4.18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4.223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872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5.915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6.718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6.761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872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5.915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6.718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6.761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872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5.915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6.718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6.761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872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5.915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6.718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6.761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872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5.915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6.718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6.761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872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5.915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6.718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6.761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</draw:g>
        <draw:g>
          <draw:g>
            <draw:custom-shape draw:style-name="gr5" draw:text-style-name="P2" draw:layer="layout" svg:width="0.72cm" svg:height="0.72cm" svg:x="17.567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7.61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8.413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8.456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9.259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9.302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7.567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7.61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7.567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7.61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7.567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7.61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7.567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7.61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7.567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7.61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9.259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9.302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9.259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9.302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9.259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9.302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9.259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9.302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9.259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9.302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8.413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8.456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8.413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8.456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8.413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8.456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8.413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8.456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8.413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8.456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105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20.148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951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20.994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105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20.148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951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20.994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105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20.148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951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20.994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105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20.148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951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20.994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105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20.148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951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20.994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105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20.148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951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20.994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</draw:g>
        <draw:g>
          <draw:g>
            <draw:custom-shape draw:style-name="gr5" draw:text-style-name="P2" draw:layer="layout" svg:width="0.72cm" svg:height="0.72cm" svg:x="21.8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21.843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2.646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22.689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3.492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23.535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1.8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21.843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1.8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21.843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1.8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21.843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1.8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21.843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1.8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21.843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3.492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23.535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3.492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23.535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3.492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23.535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3.492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23.535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3.492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23.535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2.646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22.689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2.646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22.689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2.646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22.689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2.646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22.689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2.646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22.689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4.338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24.381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5.184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25.227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4.338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24.381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5.184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25.227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4.338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24.381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5.184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25.227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4.338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24.381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5.184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25.227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4.338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24.381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5.184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25.227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4.338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24.381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5.184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25.227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</draw:g>
        <draw:measure draw:style-name="gr11" draw:text-style-name="P3" draw:layer="measurelines" svg:x1="0.635cm" svg:y1="13.402cm" svg:x2="4.735cm" svg:y2="13.402cm">
          <text:p text:style-name="P3"><text:measure text:kind="gap"/><text:measure text:kind="value">48.43</text:measure><text:s/><text:measure text:kind="unit">"</text:measure><text:measure text:kind="gap"/></text:p>
        </draw:measure>
        <draw:frame draw:style-name="gr12" draw:text-style-name="P9" draw:layer="layout" svg:width="12.717cm" svg:height="1.175cm" svg:x="2.973cm" svg:y="14.101cm">
          <draw:text-box>
            <text:p><text:span text:style-name="T1">4 sets x 6 x 2</text:span><text:span text:style-name="T2"> = 48 sets</text:span></text:p>
          </draw:text-box>
        </draw:frame>
        <draw:custom-shape draw:style-name="gr13" draw:text-style-name="P10" draw:layer="layout" svg:width="8.479cm" svg:height="10.113cm" svg:x="17.556cm" svg:y="0.635cm">
          <text:p/>
          <draw:enhanced-geometry svg:viewBox="0 0 21600 21600" draw:type="rectangle" draw:enhanced-path="M 0 0 L 21600 0 21600 21600 0 21600 0 0 Z N"/>
        </draw:custom-shape>
        <draw:measure draw:style-name="gr14" draw:text-style-name="P3" draw:layer="layout" svg:x1="0.635cm" svg:y1="12.269cm" svg:x2="17.907cm" svg:y2="12.269cm">
          <text:p text:style-name="P3"><text:measure text:kind="gap"/><text:measure text:kind="value">204</text:measure><text:s/><text:measure text:kind="unit">"</text:measure><text:measure text:kind="gap"/><text:s/>(17’)</text:p>
        </draw:measure>
      </draw:page>
      <draw:page draw:name="page2" draw:style-name="dp1" draw:master-page-name="Default">
        <draw:custom-shape draw:style-name="gr1" draw:text-style-name="P1" draw:layer="layout" svg:width="25.4cm" svg:height="10.16cm" svg:x="0.635cm" svg:y="0.635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5" draw:text-style-name="P2" draw:layer="layout" svg:width="0.72cm" svg:height="0.72cm" svg:x="0.635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0.678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.481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.524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.327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2.37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0.635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0.678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0.635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0.678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0.635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0.678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.327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2.37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.327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2.37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.327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2.37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.481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.524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.481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.524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.481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.524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3.173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3.216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019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4.062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3.173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3.216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019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4.062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3.173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3.216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019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4.062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3.173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3.216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019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4.062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</draw:g>
        <draw:g>
          <draw:g>
            <draw:custom-shape draw:style-name="gr5" draw:text-style-name="P2" draw:layer="layout" svg:width="0.72cm" svg:height="0.72cm" svg:x="4.868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4.911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5.714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5.757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6.56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6.603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868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4.911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868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4.911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868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4.911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6.56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6.603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6.56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6.603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6.56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6.603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5.714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5.757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5.714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5.757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5.714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5.757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7.406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7.449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8.252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8.295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7.406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7.449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8.252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8.295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7.406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7.449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8.252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8.295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7.406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7.449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8.252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8.295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</draw:g>
        <draw:g>
          <draw:g>
            <draw:custom-shape draw:style-name="gr5" draw:text-style-name="P2" draw:layer="layout" svg:width="0.72cm" svg:height="0.72cm" svg:x="9.101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9.144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7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9.99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93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0.836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101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9.144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101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9.144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101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9.144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93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0.836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93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0.836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93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0.836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7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9.99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7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9.99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7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9.99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1.639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1.682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2.485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2.528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1.639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1.682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2.485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2.528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1.639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1.682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2.485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2.528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1.639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1.682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2.485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2.528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</draw:g>
        <draw:g>
          <draw:g>
            <draw:custom-shape draw:style-name="gr5" draw:text-style-name="P2" draw:layer="layout" svg:width="0.72cm" svg:height="0.72cm" svg:x="13.334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3.377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4.18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4.223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026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5.069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3.334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3.377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3.334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3.377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3.334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3.377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026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5.069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026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5.069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026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5.069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4.18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4.223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4.18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4.223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4.18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4.223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872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5.915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6.718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6.761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872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5.915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6.718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6.761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872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5.915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6.718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6.761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872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5.915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6.718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6.761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</draw:g>
        <draw:g>
          <draw:g>
            <draw:custom-shape draw:style-name="gr5" draw:text-style-name="P2" draw:layer="layout" svg:width="0.72cm" svg:height="0.72cm" svg:x="17.567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7.61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8.413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8.456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9.259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9.302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7.567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7.61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7.567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7.61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7.567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7.61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9.259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9.302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9.259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9.302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9.259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9.302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8.413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8.456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8.413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8.456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8.413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8.456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105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20.148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951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20.994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105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20.148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951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20.994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105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20.148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951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20.994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105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20.148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951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20.994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</draw:g>
        <draw:g>
          <draw:g>
            <draw:custom-shape draw:style-name="gr5" draw:text-style-name="P2" draw:layer="layout" svg:width="0.72cm" svg:height="0.72cm" svg:x="21.8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21.843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2.646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22.689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3.492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23.535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1.8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21.843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1.8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21.843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1.8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21.843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3.492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23.535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3.492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23.535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3.492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23.535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2.646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22.689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2.646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22.689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2.646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22.689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4.338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24.381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5.184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25.227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4.338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24.381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5.184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25.227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4.338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24.381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5.184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25.227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4.338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24.381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5.184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25.227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</draw:g>
        <draw:g>
          <draw:custom-shape draw:style-name="gr5" draw:text-style-name="P2" draw:layer="layout" svg:width="0.72cm" svg:height="0.72cm" svg:x="0.634cm" svg:y="4.02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0.677cm" svg:y="4.06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.48cm" svg:y="4.02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1.523cm" svg:y="4.06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.48cm" svg:y="4.8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1.523cm" svg:y="4.91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.48cm" svg:y="5.71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1.523cm" svg:y="5.75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.48cm" svg:y="6.55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1.523cm" svg:y="6.60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0.634cm" svg:y="4.86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0.677cm" svg:y="4.91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0.634cm" svg:y="5.71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0.677cm" svg:y="5.75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0.634cm" svg:y="6.55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0.677cm" svg:y="6.60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.326cm" svg:y="4.02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2.369cm" svg:y="4.06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3.172cm" svg:y="4.02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3.215cm" svg:y="4.06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.326cm" svg:y="4.86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2.369cm" svg:y="4.91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3.172cm" svg:y="4.86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3.215cm" svg:y="4.91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.326cm" svg:y="5.71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2.369cm" svg:y="5.75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3.172cm" svg:y="5.71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3.215cm" svg:y="5.75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.326cm" svg:y="6.559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2.369cm" svg:y="6.60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3.172cm" svg:y="6.55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3.215cm" svg:y="6.60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g>
            <draw:custom-shape draw:style-name="gr5" draw:text-style-name="P2" draw:layer="layout" svg:width="0.72cm" svg:height="0.72cm" svg:x="4.021cm" svg:y="4.02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4.064cm" svg:y="4.06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867cm" svg:y="4.02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4.91cm" svg:y="4.06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5.713cm" svg:y="4.02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5.756cm" svg:y="4.06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021cm" svg:y="4.86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4.064cm" svg:y="4.91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021cm" svg:y="5.71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4.064cm" svg:y="5.75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021cm" svg:y="6.55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4.064cm" svg:y="6.60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5.713cm" svg:y="4.86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5.756cm" svg:y="4.91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5.713cm" svg:y="5.71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5.756cm" svg:y="5.75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5.713cm" svg:y="6.55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5.756cm" svg:y="6.60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867cm" svg:y="4.86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4.91cm" svg:y="4.91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867cm" svg:y="5.71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4.91cm" svg:y="5.75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867cm" svg:y="6.55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4.91cm" svg:y="6.60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6.559cm" svg:y="4.02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6.602cm" svg:y="4.06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7.405cm" svg:y="4.02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7.448cm" svg:y="4.06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6.559cm" svg:y="4.86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6.602cm" svg:y="4.91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7.405cm" svg:y="4.86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7.448cm" svg:y="4.91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6.559cm" svg:y="5.71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6.602cm" svg:y="5.75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7.405cm" svg:y="5.71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7.448cm" svg:y="5.75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6.559cm" svg:y="6.55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6.602cm" svg:y="6.60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7.405cm" svg:y="6.55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7.448cm" svg:y="6.60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</draw:g>
        <draw:g>
          <draw:g>
            <draw:custom-shape draw:style-name="gr5" draw:text-style-name="P2" draw:layer="layout" svg:width="0.72cm" svg:height="0.72cm" svg:x="8.254cm" svg:y="4.02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8.297cm" svg:y="4.06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1cm" svg:y="4.02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9.143cm" svg:y="4.06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6cm" svg:y="4.02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9.989cm" svg:y="4.06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8.254cm" svg:y="4.86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8.297cm" svg:y="4.91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8.254cm" svg:y="5.71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8.297cm" svg:y="5.75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8.254cm" svg:y="6.55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8.297cm" svg:y="6.60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6cm" svg:y="4.86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9.989cm" svg:y="4.91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6cm" svg:y="5.71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9.989cm" svg:y="5.75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6cm" svg:y="6.55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9.989cm" svg:y="6.60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1cm" svg:y="4.86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9.143cm" svg:y="4.91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1cm" svg:y="5.71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9.143cm" svg:y="5.75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1cm" svg:y="6.55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9.143cm" svg:y="6.60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92cm" svg:y="4.02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0.835cm" svg:y="4.06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1.638cm" svg:y="4.02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1.681cm" svg:y="4.06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92cm" svg:y="4.86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0.835cm" svg:y="4.91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1.638cm" svg:y="4.86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1.681cm" svg:y="4.91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92cm" svg:y="5.71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0.835cm" svg:y="5.75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1.638cm" svg:y="5.71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1.681cm" svg:y="5.75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92cm" svg:y="6.55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0.835cm" svg:y="6.60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1.638cm" svg:y="6.55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1.681cm" svg:y="6.60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</draw:g>
        <draw:g>
          <draw:g>
            <draw:custom-shape draw:style-name="gr5" draw:text-style-name="P2" draw:layer="layout" svg:width="0.72cm" svg:height="0.72cm" svg:x="12.487cm" svg:y="4.02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2.53cm" svg:y="4.06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3.333cm" svg:y="4.02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3.376cm" svg:y="4.06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4.179cm" svg:y="4.02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4.222cm" svg:y="4.06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2.487cm" svg:y="4.86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2.53cm" svg:y="4.91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2.487cm" svg:y="5.71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2.53cm" svg:y="5.75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2.487cm" svg:y="6.55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2.53cm" svg:y="6.60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4.179cm" svg:y="4.86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4.222cm" svg:y="4.91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4.179cm" svg:y="5.71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4.222cm" svg:y="5.75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4.179cm" svg:y="6.55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4.222cm" svg:y="6.60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3.333cm" svg:y="4.86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3.376cm" svg:y="4.91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3.333cm" svg:y="5.71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3.376cm" svg:y="5.75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3.333cm" svg:y="6.55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3.376cm" svg:y="6.60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025cm" svg:y="4.02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5.068cm" svg:y="4.06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871cm" svg:y="4.02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5.914cm" svg:y="4.06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025cm" svg:y="4.86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5.068cm" svg:y="4.91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871cm" svg:y="4.86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5.914cm" svg:y="4.91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025cm" svg:y="5.71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5.068cm" svg:y="5.75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871cm" svg:y="5.71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5.914cm" svg:y="5.75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025cm" svg:y="6.55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5.068cm" svg:y="6.60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871cm" svg:y="6.55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5.914cm" svg:y="6.60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</draw:g>
        <draw:g>
          <draw:g>
            <draw:custom-shape draw:style-name="gr5" draw:text-style-name="P2" draw:layer="layout" svg:width="0.72cm" svg:height="0.72cm" svg:x="16.72cm" svg:y="4.02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6.763cm" svg:y="4.06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7.566cm" svg:y="4.02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7.609cm" svg:y="4.06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8.412cm" svg:y="4.02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8.455cm" svg:y="4.06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6.72cm" svg:y="4.86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6.763cm" svg:y="4.91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6.72cm" svg:y="5.71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6.763cm" svg:y="5.75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6.72cm" svg:y="6.55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6.763cm" svg:y="6.60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8.412cm" svg:y="4.86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8.455cm" svg:y="4.91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8.412cm" svg:y="5.71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8.455cm" svg:y="5.75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8.412cm" svg:y="6.55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8.455cm" svg:y="6.60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7.566cm" svg:y="4.86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7.609cm" svg:y="4.91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7.566cm" svg:y="5.71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7.609cm" svg:y="5.75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7.566cm" svg:y="6.55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7.609cm" svg:y="6.60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9.258cm" svg:y="4.02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9.301cm" svg:y="4.06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104cm" svg:y="4.02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20.147cm" svg:y="4.06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9.258cm" svg:y="4.86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9.301cm" svg:y="4.91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104cm" svg:y="4.86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20.147cm" svg:y="4.91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9.258cm" svg:y="5.71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9.301cm" svg:y="5.75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104cm" svg:y="5.71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20.147cm" svg:y="5.75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9.258cm" svg:y="6.55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9.301cm" svg:y="6.60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104cm" svg:y="6.55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20.147cm" svg:y="6.60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</draw:g>
        <draw:g>
          <draw:g>
            <draw:custom-shape draw:style-name="gr5" draw:text-style-name="P2" draw:layer="layout" svg:width="0.72cm" svg:height="0.72cm" svg:x="20.953cm" svg:y="4.02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20.996cm" svg:y="4.06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1.799cm" svg:y="4.02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21.842cm" svg:y="4.06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2.645cm" svg:y="4.02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22.688cm" svg:y="4.06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953cm" svg:y="4.86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20.996cm" svg:y="4.91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953cm" svg:y="5.71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20.996cm" svg:y="5.75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953cm" svg:y="6.55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20.996cm" svg:y="6.60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2.645cm" svg:y="4.86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22.688cm" svg:y="4.91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2.645cm" svg:y="5.71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22.688cm" svg:y="5.75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2.645cm" svg:y="6.55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22.688cm" svg:y="6.60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1.799cm" svg:y="4.86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21.842cm" svg:y="4.91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1.799cm" svg:y="5.71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21.842cm" svg:y="5.75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1.799cm" svg:y="6.55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21.842cm" svg:y="6.60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3.491cm" svg:y="4.02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23.534cm" svg:y="4.06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4.337cm" svg:y="4.02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24.38cm" svg:y="4.06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3.491cm" svg:y="4.86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23.534cm" svg:y="4.91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4.337cm" svg:y="4.86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24.38cm" svg:y="4.91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3.491cm" svg:y="5.71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23.534cm" svg:y="5.75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4.337cm" svg:y="5.71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24.38cm" svg:y="5.75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3.491cm" svg:y="6.55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23.534cm" svg:y="6.60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4.337cm" svg:y="6.55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24.38cm" svg:y="6.60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</draw:g>
        <draw:g>
          <draw:custom-shape draw:style-name="gr5" draw:text-style-name="P2" draw:layer="layout" svg:width="0.72cm" svg:height="0.72cm" svg:x="25.186cm" svg:y="4.02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5.229cm" svg:y="4.06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5.186cm" svg:y="4.86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5.229cm" svg:y="4.91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5.186cm" svg:y="5.71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5.229cm" svg:y="5.75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5.186cm" svg:y="6.55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5.229cm" svg:y="6.60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0.634cm" svg:y="7.40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0.677cm" svg:y="7.4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0.634cm" svg:y="8.25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0.677cm" svg:y="8.29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0.634cm" svg:y="9.09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0.677cm" svg:y="9.14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0.634cm" svg:y="9.94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0.677cm" svg:y="9.98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.48cm" svg:y="7.40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1.523cm" svg:y="7.4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.326cm" svg:y="7.40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2.369cm" svg:y="7.4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.48cm" svg:y="8.25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1.523cm" svg:y="8.29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.326cm" svg:y="8.25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2.369cm" svg:y="8.29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.48cm" svg:y="9.099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1.523cm" svg:y="9.14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.326cm" svg:y="9.09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2.369cm" svg:y="9.14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.48cm" svg:y="9.94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1.523cm" svg:y="9.98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.326cm" svg:y="9.94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2.369cm" svg:y="9.98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g>
            <draw:custom-shape draw:style-name="gr5" draw:text-style-name="P2" draw:layer="layout" svg:width="0.72cm" svg:height="0.72cm" svg:x="3.175cm" svg:y="7.40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3.218cm" svg:y="7.4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021cm" svg:y="7.40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4.064cm" svg:y="7.4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867cm" svg:y="7.40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4.91cm" svg:y="7.4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3.175cm" svg:y="8.25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3.218cm" svg:y="8.29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3.175cm" svg:y="9.09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3.218cm" svg:y="9.14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3.175cm" svg:y="9.94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3.218cm" svg:y="9.98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867cm" svg:y="8.25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4.91cm" svg:y="8.29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867cm" svg:y="9.09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4.91cm" svg:y="9.14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867cm" svg:y="9.94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4.91cm" svg:y="9.98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021cm" svg:y="8.25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4.064cm" svg:y="8.29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021cm" svg:y="9.09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4.064cm" svg:y="9.14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021cm" svg:y="9.94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4.064cm" svg:y="9.98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5.713cm" svg:y="7.40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5.756cm" svg:y="7.4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6.559cm" svg:y="7.40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6.602cm" svg:y="7.4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5.713cm" svg:y="8.25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5.756cm" svg:y="8.29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6.559cm" svg:y="8.2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6.602cm" svg:y="8.29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5.713cm" svg:y="9.09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5.756cm" svg:y="9.14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6.559cm" svg:y="9.09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6.602cm" svg:y="9.14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5.713cm" svg:y="9.94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5.756cm" svg:y="9.98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6.559cm" svg:y="9.9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6.602cm" svg:y="9.98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</draw:g>
        <draw:g>
          <draw:g>
            <draw:custom-shape draw:style-name="gr5" draw:text-style-name="P2" draw:layer="layout" svg:width="0.72cm" svg:height="0.72cm" svg:x="7.408cm" svg:y="7.40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7.451cm" svg:y="7.4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8.254cm" svg:y="7.40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8.297cm" svg:y="7.4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1cm" svg:y="7.40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9.143cm" svg:y="7.4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7.408cm" svg:y="8.25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7.451cm" svg:y="8.29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7.408cm" svg:y="9.09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7.451cm" svg:y="9.14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7.408cm" svg:y="9.94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7.451cm" svg:y="9.98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1cm" svg:y="8.25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9.143cm" svg:y="8.29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1cm" svg:y="9.09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9.143cm" svg:y="9.14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1cm" svg:y="9.94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9.143cm" svg:y="9.98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8.254cm" svg:y="8.25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8.297cm" svg:y="8.29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8.254cm" svg:y="9.09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8.297cm" svg:y="9.14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8.254cm" svg:y="9.94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8.297cm" svg:y="9.98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6cm" svg:y="7.40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9.989cm" svg:y="7.4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92cm" svg:y="7.40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0.835cm" svg:y="7.4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6cm" svg:y="8.25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9.989cm" svg:y="8.29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92cm" svg:y="8.2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0.835cm" svg:y="8.29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6cm" svg:y="9.09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9.989cm" svg:y="9.14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92cm" svg:y="9.09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0.835cm" svg:y="9.14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6cm" svg:y="9.94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9.989cm" svg:y="9.98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92cm" svg:y="9.9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0.835cm" svg:y="9.98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</draw:g>
        <draw:g>
          <draw:g>
            <draw:custom-shape draw:style-name="gr5" draw:text-style-name="P2" draw:layer="layout" svg:width="0.72cm" svg:height="0.72cm" svg:x="11.641cm" svg:y="7.40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1.684cm" svg:y="7.4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2.487cm" svg:y="7.40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2.53cm" svg:y="7.4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3.333cm" svg:y="7.40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3.376cm" svg:y="7.4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1.641cm" svg:y="8.25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1.684cm" svg:y="8.29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1.641cm" svg:y="9.09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1.684cm" svg:y="9.14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1.641cm" svg:y="9.94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1.684cm" svg:y="9.98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3.333cm" svg:y="8.25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3.376cm" svg:y="8.29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3.333cm" svg:y="9.09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3.376cm" svg:y="9.14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3.333cm" svg:y="9.94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3.376cm" svg:y="9.98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2.487cm" svg:y="8.25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2.53cm" svg:y="8.29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2.487cm" svg:y="9.09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2.53cm" svg:y="9.14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2.487cm" svg:y="9.94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2.53cm" svg:y="9.98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4.179cm" svg:y="7.40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4.222cm" svg:y="7.4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025cm" svg:y="7.40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5.068cm" svg:y="7.4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4.179cm" svg:y="8.25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4.222cm" svg:y="8.29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025cm" svg:y="8.2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5.068cm" svg:y="8.29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4.179cm" svg:y="9.09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4.222cm" svg:y="9.14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025cm" svg:y="9.09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5.068cm" svg:y="9.14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4.179cm" svg:y="9.94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4.222cm" svg:y="9.98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025cm" svg:y="9.9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5.068cm" svg:y="9.98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</draw:g>
        <draw:g>
          <draw:g>
            <draw:custom-shape draw:style-name="gr5" draw:text-style-name="P2" draw:layer="layout" svg:width="0.72cm" svg:height="0.72cm" svg:x="15.874cm" svg:y="7.40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5.917cm" svg:y="7.4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6.72cm" svg:y="7.40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6.763cm" svg:y="7.4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7.566cm" svg:y="7.40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7.609cm" svg:y="7.4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874cm" svg:y="8.25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5.917cm" svg:y="8.29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874cm" svg:y="9.09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5.917cm" svg:y="9.14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874cm" svg:y="9.94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5.917cm" svg:y="9.98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7.566cm" svg:y="8.25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7.609cm" svg:y="8.29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7.566cm" svg:y="9.09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7.609cm" svg:y="9.14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7.566cm" svg:y="9.94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7.609cm" svg:y="9.98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6.72cm" svg:y="8.25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6.763cm" svg:y="8.29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6.72cm" svg:y="9.09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6.763cm" svg:y="9.14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6.72cm" svg:y="9.94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6.763cm" svg:y="9.98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8.412cm" svg:y="7.40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8.455cm" svg:y="7.4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9.258cm" svg:y="7.40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9.301cm" svg:y="7.4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8.412cm" svg:y="8.25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8.455cm" svg:y="8.29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9.258cm" svg:y="8.2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9.301cm" svg:y="8.29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8.412cm" svg:y="9.09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8.455cm" svg:y="9.14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9.258cm" svg:y="9.09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9.301cm" svg:y="9.14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8.412cm" svg:y="9.94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8.455cm" svg:y="9.98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9.258cm" svg:y="9.9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9.301cm" svg:y="9.98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</draw:g>
        <draw:g>
          <draw:g>
            <draw:custom-shape draw:style-name="gr5" draw:text-style-name="P2" draw:layer="layout" svg:width="0.72cm" svg:height="0.72cm" svg:x="20.107cm" svg:y="7.40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20.15cm" svg:y="7.4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953cm" svg:y="7.40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20.996cm" svg:y="7.4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1.799cm" svg:y="7.40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21.842cm" svg:y="7.4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107cm" svg:y="8.25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20.15cm" svg:y="8.29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107cm" svg:y="9.09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20.15cm" svg:y="9.14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107cm" svg:y="9.94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20.15cm" svg:y="9.98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1.799cm" svg:y="8.25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21.842cm" svg:y="8.29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1.799cm" svg:y="9.09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21.842cm" svg:y="9.14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1.799cm" svg:y="9.94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21.842cm" svg:y="9.98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953cm" svg:y="8.25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20.996cm" svg:y="8.29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953cm" svg:y="9.09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20.996cm" svg:y="9.14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953cm" svg:y="9.94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20.996cm" svg:y="9.98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2.645cm" svg:y="7.40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22.688cm" svg:y="7.4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3.491cm" svg:y="7.40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23.534cm" svg:y="7.4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2.645cm" svg:y="8.25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22.688cm" svg:y="8.29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3.491cm" svg:y="8.2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23.534cm" svg:y="8.29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2.645cm" svg:y="9.09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22.688cm" svg:y="9.14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3.491cm" svg:y="9.09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23.534cm" svg:y="9.14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2.645cm" svg:y="9.94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22.688cm" svg:y="9.98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3.491cm" svg:y="9.9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23.534cm" svg:y="9.98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</draw:g>
        <draw:g>
          <draw:custom-shape draw:style-name="gr5" draw:text-style-name="P2" draw:layer="layout" svg:width="0.72cm" svg:height="0.72cm" svg:x="24.34cm" svg:y="7.40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4.383cm" svg:y="7.4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5.186cm" svg:y="7.40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5.229cm" svg:y="7.4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4.34cm" svg:y="8.25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4.383cm" svg:y="8.29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4.34cm" svg:y="9.09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4.383cm" svg:y="9.14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4.34cm" svg:y="9.94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4.383cm" svg:y="9.98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5.186cm" svg:y="8.25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5.229cm" svg:y="8.29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5.186cm" svg:y="9.09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5.229cm" svg:y="9.14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5.186cm" svg:y="9.94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5.229cm" svg:y="9.98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13" draw:text-style-name="P10" draw:layer="layout" svg:width="8.479cm" svg:height="10.113cm" svg:x="17.556cm" svg:y="0.635cm">
          <text:p/>
          <draw:enhanced-geometry svg:viewBox="0 0 21600 21600" draw:type="rectangle" draw:enhanced-path="M 0 0 L 21600 0 21600 21600 0 21600 0 0 Z N"/>
        </draw:custom-shape>
        <draw:measure draw:style-name="gr14" draw:text-style-name="P3" draw:layer="layout" svg:x1="0.635cm" svg:y1="12.453cm" svg:x2="17.907cm" svg:y2="12.453cm">
          <text:p text:style-name="P3"><text:measure text:kind="gap"/><text:measure text:kind="value">204</text:measure><text:s/><text:measure text:kind="unit">"</text:measure><text:measure text:kind="gap"/><text:s/>(17’)</text:p>
        </draw:measure>
        <draw:frame draw:style-name="gr12" draw:text-style-name="P9" draw:layer="layout" svg:width="12.717cm" svg:height="1.175cm" svg:x="2.972cm" svg:y="14.1cm">
          <draw:text-box>
            <text:p><text:span text:style-name="T1">4 sets x 4 x 3</text:span><text:span text:style-name="T2"> = 48 sets</text:span></text:p>
          </draw:text-box>
        </draw:frame>
      </draw:page>
      <draw:page draw:name="page3" draw:style-name="dp1" draw:master-page-name="Default">
        <draw:custom-shape draw:style-name="gr1" draw:text-style-name="P1" draw:layer="layout" svg:width="25.4cm" svg:height="10.16cm" svg:x="0.635cm" svg:y="0.635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5" draw:text-style-name="P2" draw:layer="layout" svg:width="0.72cm" svg:height="0.72cm" svg:x="0.635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0.678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.481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.524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.327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2.37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3.173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3.216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019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4.062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.481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.524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.327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2.37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3.173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3.216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019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4.062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865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4.908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5.711cm" svg:y="5.71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5.754cm" svg:y="5.75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6.557cm" svg:y="6.55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6.6cm" svg:y="6.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7.403cm" svg:y="7.40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7.446cm" svg:y="7.44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8.249cm" svg:y="8.24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8.292cm" svg:y="8.29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095cm" svg:y="9.09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9.138cm" svg:y="9.13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1cm" svg:y="9.94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9.984cm" svg:y="9.98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.327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2.37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3.173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3.216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019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4.062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865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4.908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5.711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5.754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6.557cm" svg:y="5.71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6.6cm" svg:y="5.75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7.403cm" svg:y="6.5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7.446cm" svg:y="6.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8.249cm" svg:y="7.40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8.292cm" svg:y="7.44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095cm" svg:y="8.24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9.138cm" svg:y="8.29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1cm" svg:y="9.09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9.984cm" svg:y="9.13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87cm" svg:y="9.94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0.83cm" svg:y="9.98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3.173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3.216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019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4.062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865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4.908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5.711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5.754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6.557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6.6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7.403cm" svg:y="5.71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7.446cm" svg:y="5.75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8.249cm" svg:y="6.55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8.292cm" svg:y="6.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095cm" svg:y="7.40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9.138cm" svg:y="7.44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1cm" svg:y="8.24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9.984cm" svg:y="8.29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87cm" svg:y="9.09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0.83cm" svg:y="9.13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1.633cm" svg:y="9.94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1.676cm" svg:y="9.98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019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4.062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865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4.908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5.711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5.754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6.557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6.6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7.403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7.446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8.249cm" svg:y="5.71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8.292cm" svg:y="5.75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095cm" svg:y="6.55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9.138cm" svg:y="6.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1cm" svg:y="7.40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9.984cm" svg:y="7.44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87cm" svg:y="8.24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0.83cm" svg:y="8.29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1.633cm" svg:y="9.09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1.676cm" svg:y="9.13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2.479cm" svg:y="9.94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2.522cm" svg:y="9.98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865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4.908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5.711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5.754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6.557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6.6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7.403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7.446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8.249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8.292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095cm" svg:y="5.71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9.138cm" svg:y="5.75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1cm" svg:y="6.55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9.984cm" svg:y="6.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87cm" svg:y="7.40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0.83cm" svg:y="7.44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1.633cm" svg:y="8.24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1.676cm" svg:y="8.29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2.479cm" svg:y="9.09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2.522cm" svg:y="9.13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3.325cm" svg:y="9.94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3.368cm" svg:y="9.98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</draw:g>
        <draw:g>
          <draw:g>
            <draw:custom-shape draw:style-name="gr5" draw:text-style-name="P2" draw:layer="layout" svg:width="0.72cm" svg:height="0.72cm" svg:x="4.868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4.911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5.714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5.757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6.56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6.603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7.406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7.449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8.252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8.295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5.714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5.757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6.56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6.603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7.406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7.449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8.252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8.295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098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9.141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4cm" svg:y="5.71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9.987cm" svg:y="5.75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9cm" svg:y="6.55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0.833cm" svg:y="6.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1.636cm" svg:y="7.40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1.679cm" svg:y="7.44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2.482cm" svg:y="8.24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2.525cm" svg:y="8.29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3.328cm" svg:y="9.09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3.371cm" svg:y="9.13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4.174cm" svg:y="9.94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4.217cm" svg:y="9.98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6.56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6.603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7.406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7.449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8.252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8.295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098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9.141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4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9.987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9cm" svg:y="5.71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0.833cm" svg:y="5.75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1.636cm" svg:y="6.5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1.679cm" svg:y="6.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2.482cm" svg:y="7.40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2.525cm" svg:y="7.44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3.328cm" svg:y="8.24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3.371cm" svg:y="8.29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4.174cm" svg:y="9.09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4.217cm" svg:y="9.13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02cm" svg:y="9.94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5.063cm" svg:y="9.98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7.406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7.449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8.252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8.295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098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9.141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4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9.987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9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0.833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1.636cm" svg:y="5.71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1.679cm" svg:y="5.75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2.482cm" svg:y="6.55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2.525cm" svg:y="6.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3.328cm" svg:y="7.40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3.371cm" svg:y="7.44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4.174cm" svg:y="8.24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4.217cm" svg:y="8.29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02cm" svg:y="9.09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5.063cm" svg:y="9.13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866cm" svg:y="9.94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5.909cm" svg:y="9.98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8.252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8.295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098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9.141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4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9.987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9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0.833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1.636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1.679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2.482cm" svg:y="5.71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2.525cm" svg:y="5.75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3.328cm" svg:y="6.55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3.371cm" svg:y="6.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4.174cm" svg:y="7.40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4.217cm" svg:y="7.44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02cm" svg:y="8.24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5.063cm" svg:y="8.29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866cm" svg:y="9.09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5.909cm" svg:y="9.13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6.712cm" svg:y="9.94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6.755cm" svg:y="9.98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098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9.141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4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9.987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9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0.833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1.636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1.679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2.482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2.525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3.328cm" svg:y="5.71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3.371cm" svg:y="5.75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4.174cm" svg:y="6.55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4.217cm" svg:y="6.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02cm" svg:y="7.40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5.063cm" svg:y="7.44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866cm" svg:y="8.24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5.909cm" svg:y="8.29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6.712cm" svg:y="9.09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6.755cm" svg:y="9.13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7.558cm" svg:y="9.94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7.601cm" svg:y="9.98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</draw:g>
        <draw:g>
          <draw:g>
            <draw:custom-shape draw:style-name="gr5" draw:text-style-name="P2" draw:layer="layout" svg:width="0.72cm" svg:height="0.72cm" svg:x="9.101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9.144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7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9.99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93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0.836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1.639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1.682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2.485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2.528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7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9.99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93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0.836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1.639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1.682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2.485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2.528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3.331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3.374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4.177cm" svg:y="5.71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4.22cm" svg:y="5.75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023cm" svg:y="6.55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5.066cm" svg:y="6.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869cm" svg:y="7.40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5.912cm" svg:y="7.44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6.715cm" svg:y="8.24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6.758cm" svg:y="8.29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7.561cm" svg:y="9.09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7.604cm" svg:y="9.13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8.407cm" svg:y="9.94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8.45cm" svg:y="9.98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93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0.836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1.639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1.682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2.485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2.528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3.331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3.374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4.177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4.22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023cm" svg:y="5.71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5.066cm" svg:y="5.75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869cm" svg:y="6.5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5.912cm" svg:y="6.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6.715cm" svg:y="7.40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6.758cm" svg:y="7.44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7.561cm" svg:y="8.24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7.604cm" svg:y="8.29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8.407cm" svg:y="9.09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8.45cm" svg:y="9.13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9.253cm" svg:y="9.94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9.296cm" svg:y="9.98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1.639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1.682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2.485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2.528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3.331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3.374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4.177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4.22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023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5.066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869cm" svg:y="5.71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5.912cm" svg:y="5.75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6.715cm" svg:y="6.55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6.758cm" svg:y="6.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7.561cm" svg:y="7.40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7.604cm" svg:y="7.44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8.407cm" svg:y="8.24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8.45cm" svg:y="8.29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9.253cm" svg:y="9.09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9.296cm" svg:y="9.13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099cm" svg:y="9.94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20.142cm" svg:y="9.98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2.485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2.528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3.331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3.374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4.177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4.22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023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5.066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869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5.912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6.715cm" svg:y="5.71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6.758cm" svg:y="5.75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7.561cm" svg:y="6.55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7.604cm" svg:y="6.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8.407cm" svg:y="7.40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8.45cm" svg:y="7.44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9.253cm" svg:y="8.24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9.296cm" svg:y="8.29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099cm" svg:y="9.09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20.142cm" svg:y="9.13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945cm" svg:y="9.94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20.988cm" svg:y="9.98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3.331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3.374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4.177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4.22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023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5.066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869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5.912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6.715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6.758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7.561cm" svg:y="5.71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7.604cm" svg:y="5.75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8.407cm" svg:y="6.55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8.45cm" svg:y="6.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9.253cm" svg:y="7.40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9.296cm" svg:y="7.44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099cm" svg:y="8.24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20.142cm" svg:y="8.29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945cm" svg:y="9.09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20.988cm" svg:y="9.13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1.791cm" svg:y="9.94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21.834cm" svg:y="9.98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</draw:g>
        <draw:g>
          <draw:custom-shape draw:style-name="gr5" draw:text-style-name="P2" draw:layer="layout" svg:width="0.72cm" svg:height="0.72cm" svg:x="13.334cm" svg:y="0.63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13.377cm" svg:y="0.67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4.18cm" svg:y="0.63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14.223cm" svg:y="0.67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5.026cm" svg:y="0.63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15.069cm" svg:y="0.67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5.872cm" svg:y="0.63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15.915cm" svg:y="0.67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6.718cm" svg:y="0.63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16.761cm" svg:y="0.67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4.18cm" svg:y="1.48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14.223cm" svg:y="1.52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5.026cm" svg:y="2.32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15.069cm" svg:y="2.3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5.872cm" svg:y="3.17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15.915cm" svg:y="3.21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6.718cm" svg:y="4.01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16.761cm" svg:y="4.06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7.564cm" svg:y="4.86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17.607cm" svg:y="4.90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8.41cm" svg:y="5.71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18.453cm" svg:y="5.7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9.256cm" svg:y="6.55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19.299cm" svg:y="6.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0.102cm" svg:y="7.40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0.145cm" svg:y="7.44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0.948cm" svg:y="8.24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0.991cm" svg:y="8.29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1.794cm" svg:y="9.09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1.837cm" svg:y="9.1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2.64cm" svg:y="9.94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2.683cm" svg:y="9.98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5.026cm" svg:y="1.48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15.069cm" svg:y="1.52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5.872cm" svg:y="2.32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15.915cm" svg:y="2.3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6.718cm" svg:y="3.17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16.761cm" svg:y="3.21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7.564cm" svg:y="4.01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17.607cm" svg:y="4.06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8.41cm" svg:y="4.86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18.453cm" svg:y="4.90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9.256cm" svg:y="5.71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19.299cm" svg:y="5.7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0.102cm" svg:y="6.55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0.145cm" svg:y="6.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0.948cm" svg:y="7.40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0.991cm" svg:y="7.44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1.794cm" svg:y="8.24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1.837cm" svg:y="8.29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2.64cm" svg:y="9.09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2.683cm" svg:y="9.1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3.486cm" svg:y="9.94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3.529cm" svg:y="9.98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5.872cm" svg:y="1.48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15.915cm" svg:y="1.52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6.718cm" svg:y="2.32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16.761cm" svg:y="2.3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7.564cm" svg:y="3.17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17.607cm" svg:y="3.21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8.41cm" svg:y="4.01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18.453cm" svg:y="4.06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9.256cm" svg:y="4.86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19.299cm" svg:y="4.90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0.102cm" svg:y="5.71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20.145cm" svg:y="5.7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0.948cm" svg:y="6.55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20.991cm" svg:y="6.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1.794cm" svg:y="7.40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21.837cm" svg:y="7.44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2.64cm" svg:y="8.24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22.683cm" svg:y="8.29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3.486cm" svg:y="9.09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23.529cm" svg:y="9.1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4.332cm" svg:y="9.94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24.375cm" svg:y="9.98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6.718cm" svg:y="1.48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16.761cm" svg:y="1.52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7.564cm" svg:y="2.32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17.607cm" svg:y="2.3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8.41cm" svg:y="3.17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18.453cm" svg:y="3.21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9.256cm" svg:y="4.019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19.299cm" svg:y="4.06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0.102cm" svg:y="4.86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20.145cm" svg:y="4.90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0.948cm" svg:y="5.71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20.991cm" svg:y="5.7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1.794cm" svg:y="6.55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21.837cm" svg:y="6.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2.64cm" svg:y="7.40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22.683cm" svg:y="7.44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3.486cm" svg:y="8.249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23.529cm" svg:y="8.29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4.332cm" svg:y="9.09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24.375cm" svg:y="9.1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5.178cm" svg:y="9.94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25.221cm" svg:y="9.98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7.564cm" svg:y="1.48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17.607cm" svg:y="1.52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8.41cm" svg:y="2.32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18.453cm" svg:y="2.3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9.256cm" svg:y="3.17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19.299cm" svg:y="3.21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0.102cm" svg:y="4.01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20.145cm" svg:y="4.06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0.948cm" svg:y="4.86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20.991cm" svg:y="4.90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1.794cm" svg:y="5.71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21.837cm" svg:y="5.7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2.64cm" svg:y="6.55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22.683cm" svg:y="6.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3.486cm" svg:y="7.40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23.529cm" svg:y="7.44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4.332cm" svg:y="8.24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24.375cm" svg:y="8.29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5.178cm" svg:y="9.09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25.221cm" svg:y="9.1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7.567cm" svg:y="0.63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17.61cm" svg:y="0.67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8.413cm" svg:y="0.63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18.456cm" svg:y="0.67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9.259cm" svg:y="0.63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19.302cm" svg:y="0.67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0.105cm" svg:y="0.63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20.148cm" svg:y="0.67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0.951cm" svg:y="0.63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20.994cm" svg:y="0.67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8.413cm" svg:y="1.48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18.456cm" svg:y="1.52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9.259cm" svg:y="2.32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19.302cm" svg:y="2.3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0.105cm" svg:y="3.17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0.148cm" svg:y="3.21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0.951cm" svg:y="4.01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0.994cm" svg:y="4.06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1.797cm" svg:y="4.86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1.84cm" svg:y="4.90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2.643cm" svg:y="5.71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2.686cm" svg:y="5.7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3.489cm" svg:y="6.55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3.532cm" svg:y="6.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4.335cm" svg:y="7.40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4.378cm" svg:y="7.44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5.181cm" svg:y="8.24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5.224cm" svg:y="8.29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9.259cm" svg:y="1.48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19.302cm" svg:y="1.52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0.105cm" svg:y="2.32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0.148cm" svg:y="2.3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0.951cm" svg:y="3.17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0.994cm" svg:y="3.21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1.797cm" svg:y="4.01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1.84cm" svg:y="4.06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2.643cm" svg:y="4.86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2.686cm" svg:y="4.90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3.489cm" svg:y="5.71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3.532cm" svg:y="5.7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4.335cm" svg:y="6.55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4.378cm" svg:y="6.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5.181cm" svg:y="7.40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5.224cm" svg:y="7.44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0.105cm" svg:y="1.48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20.148cm" svg:y="1.52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0.951cm" svg:y="2.32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20.994cm" svg:y="2.3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1.797cm" svg:y="3.17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21.84cm" svg:y="3.21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2.643cm" svg:y="4.01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22.686cm" svg:y="4.06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3.489cm" svg:y="4.86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23.532cm" svg:y="4.90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4.335cm" svg:y="5.71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24.378cm" svg:y="5.7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5.181cm" svg:y="6.55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25.224cm" svg:y="6.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0.951cm" svg:y="1.48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20.994cm" svg:y="1.52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1.797cm" svg:y="2.32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21.84cm" svg:y="2.3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2.643cm" svg:y="3.17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22.686cm" svg:y="3.21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3.489cm" svg:y="4.019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23.532cm" svg:y="4.06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4.335cm" svg:y="4.86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24.378cm" svg:y="4.90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5.181cm" svg:y="5.71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25.224cm" svg:y="5.7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1.797cm" svg:y="1.48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21.84cm" svg:y="1.52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2.643cm" svg:y="2.32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22.686cm" svg:y="2.3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3.489cm" svg:y="3.17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23.532cm" svg:y="3.21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4.335cm" svg:y="4.01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24.378cm" svg:y="4.06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5.181cm" svg:y="4.86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25.224cm" svg:y="4.90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1.8cm" svg:y="0.63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1.843cm" svg:y="0.67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2.646cm" svg:y="0.63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2.689cm" svg:y="0.67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3.492cm" svg:y="0.63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23.535cm" svg:y="0.67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4.338cm" svg:y="0.63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24.381cm" svg:y="0.67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5.184cm" svg:y="0.63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25.227cm" svg:y="0.67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2.646cm" svg:y="1.48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2.689cm" svg:y="1.52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3.492cm" svg:y="2.32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3.535cm" svg:y="2.3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4.338cm" svg:y="3.17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4.381cm" svg:y="3.21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5.184cm" svg:y="4.01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5.227cm" svg:y="4.06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3.492cm" svg:y="1.48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3.535cm" svg:y="1.52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4.338cm" svg:y="2.32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4.381cm" svg:y="2.3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5.184cm" svg:y="3.17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5.227cm" svg:y="3.21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4.338cm" svg:y="1.48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24.381cm" svg:y="1.52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5.184cm" svg:y="2.32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25.227cm" svg:y="2.3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5.184cm" svg:y="1.48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25.227cm" svg:y="1.52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0.632cm" svg:y="4.86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0.675cm" svg:y="4.90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.478cm" svg:y="5.71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1.521cm" svg:y="5.7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.324cm" svg:y="6.55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.367cm" svg:y="6.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3.17cm" svg:y="7.40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3.213cm" svg:y="7.44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4.016cm" svg:y="8.24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4.059cm" svg:y="8.29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4.862cm" svg:y="9.09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4.905cm" svg:y="9.1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5.708cm" svg:y="9.94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5.751cm" svg:y="9.98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0.632cm" svg:y="4.01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0.675cm" svg:y="4.06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.478cm" svg:y="4.86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1.521cm" svg:y="4.90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.324cm" svg:y="5.71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.367cm" svg:y="5.7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3.17cm" svg:y="6.55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3.213cm" svg:y="6.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4.016cm" svg:y="7.40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4.059cm" svg:y="7.44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4.862cm" svg:y="8.24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4.905cm" svg:y="8.29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5.708cm" svg:y="9.09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5.751cm" svg:y="9.1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6.554cm" svg:y="9.94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6.597cm" svg:y="9.98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0.632cm" svg:y="3.17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0.675cm" svg:y="3.21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.478cm" svg:y="4.01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1.521cm" svg:y="4.06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.324cm" svg:y="4.86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2.367cm" svg:y="4.90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3.17cm" svg:y="5.71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3.213cm" svg:y="5.7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4.016cm" svg:y="6.55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4.059cm" svg:y="6.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4.862cm" svg:y="7.40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4.905cm" svg:y="7.44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5.708cm" svg:y="8.24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5.751cm" svg:y="8.29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6.554cm" svg:y="9.09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6.597cm" svg:y="9.1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7.4cm" svg:y="9.94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7.443cm" svg:y="9.98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0.632cm" svg:y="2.32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0.675cm" svg:y="2.3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.478cm" svg:y="3.17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1.521cm" svg:y="3.21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.324cm" svg:y="4.019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2.367cm" svg:y="4.06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3.17cm" svg:y="4.86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3.213cm" svg:y="4.90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4.016cm" svg:y="5.71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4.059cm" svg:y="5.7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4.862cm" svg:y="6.55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4.905cm" svg:y="6.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5.708cm" svg:y="7.40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5.751cm" svg:y="7.44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6.554cm" svg:y="8.249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6.597cm" svg:y="8.29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7.4cm" svg:y="9.09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7.443cm" svg:y="9.1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8.246cm" svg:y="9.94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8.289cm" svg:y="9.98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0.632cm" svg:y="1.48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0.675cm" svg:y="1.52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.478cm" svg:y="2.32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1.521cm" svg:y="2.3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.324cm" svg:y="3.17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2.367cm" svg:y="3.21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3.17cm" svg:y="4.01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3.213cm" svg:y="4.06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4.016cm" svg:y="4.86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4.059cm" svg:y="4.90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4.862cm" svg:y="5.71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4.905cm" svg:y="5.7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5.708cm" svg:y="6.55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5.751cm" svg:y="6.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6.554cm" svg:y="7.40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6.597cm" svg:y="7.44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7.4cm" svg:y="8.24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7.443cm" svg:y="8.29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8.246cm" svg:y="9.09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8.289cm" svg:y="9.1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9.092cm" svg:y="9.94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9.135cm" svg:y="9.98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0.629cm" svg:y="9.09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0.672cm" svg:y="9.1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.475cm" svg:y="9.94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1.518cm" svg:y="9.98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0.629cm" svg:y="8.24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0.672cm" svg:y="8.29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.475cm" svg:y="9.09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1.518cm" svg:y="9.1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.321cm" svg:y="9.94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.364cm" svg:y="9.98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0.629cm" svg:y="7.40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0.672cm" svg:y="7.44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.475cm" svg:y="8.24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1.518cm" svg:y="8.29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.321cm" svg:y="9.09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2.364cm" svg:y="9.1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3.167cm" svg:y="9.94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3.21cm" svg:y="9.98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0.629cm" svg:y="6.55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0.672cm" svg:y="6.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.475cm" svg:y="7.40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1.518cm" svg:y="7.44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.321cm" svg:y="8.249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2.364cm" svg:y="8.29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3.167cm" svg:y="9.09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3.21cm" svg:y="9.1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4.013cm" svg:y="9.94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4.056cm" svg:y="9.98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0.629cm" svg:y="5.71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0.672cm" svg:y="5.7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.475cm" svg:y="6.55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1.518cm" svg:y="6.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.321cm" svg:y="7.40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2.364cm" svg:y="7.44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3.167cm" svg:y="8.24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3.21cm" svg:y="8.29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4.013cm" svg:y="9.09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4.056cm" svg:y="9.1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4.859cm" svg:y="9.94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4.902cm" svg:y="9.98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0.626cm" svg:y="9.94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0.669cm" svg:y="9.98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measure draw:style-name="gr14" draw:text-style-name="P3" draw:layer="layout" svg:x1="0.635cm" svg:y1="12.637cm" svg:x2="18.923cm" svg:y2="12.637cm">
          <text:p text:style-name="P3"><text:measure text:kind="gap"/><text:measure text:kind="value">216</text:measure><text:s/><text:measure text:kind="unit">"</text:measure><text:measure text:kind="gap"/><text:s/>(18’)</text:p>
        </draw:measure>
        <draw:custom-shape draw:style-name="gr15" draw:text-style-name="P10" draw:layer="layout" svg:width="7.685cm" svg:height="10.113cm" svg:x="18.35cm" svg:y="0.63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7.21cm" svg:height="10.54cm" svg:x="0.346cm" svg:y="0.41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0.829cm" svg:height="8.777cm" svg:x="17.559cm" svg:y="0.415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12.717cm" svg:height="1.175cm" svg:x="2.973cm" svg:y="14.101cm">
          <draw:text-box>
            <text:p><text:span text:style-name="T1">4 sets x 12 + </text:span><text:span text:style-name="T2">2 sets + 1 set = 51 sets</text:span></text:p>
          </draw:text-box>
        </draw:frame>
      </draw:page>
      <draw:page draw:name="page4" draw:style-name="dp1" draw:master-page-name="Default">
        <draw:custom-shape draw:style-name="gr1" draw:text-style-name="P1" draw:layer="layout" svg:width="25.4cm" svg:height="10.16cm" svg:x="0.635cm" svg:y="0.635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5" draw:text-style-name="P2" draw:layer="layout" svg:width="0.72cm" svg:height="0.72cm" svg:x="0.635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0.678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.481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.524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.327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2.37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3.173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3.216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019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4.062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.481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.524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.327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2.37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3.173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3.216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019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4.062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865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4.908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5.711cm" svg:y="5.71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5.754cm" svg:y="5.75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6.557cm" svg:y="6.55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6.6cm" svg:y="6.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7.403cm" svg:y="7.40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7.446cm" svg:y="7.44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8.249cm" svg:y="8.24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8.292cm" svg:y="8.29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095cm" svg:y="9.09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9.138cm" svg:y="9.13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1cm" svg:y="9.94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9.984cm" svg:y="9.98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.327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2.37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3.173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3.216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019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4.062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865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4.908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5.711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5.754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6.557cm" svg:y="5.71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6.6cm" svg:y="5.75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7.403cm" svg:y="6.5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7.446cm" svg:y="6.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8.249cm" svg:y="7.40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8.292cm" svg:y="7.44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095cm" svg:y="8.24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9.138cm" svg:y="8.29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1cm" svg:y="9.09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9.984cm" svg:y="9.13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87cm" svg:y="9.94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0.83cm" svg:y="9.98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3.173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3.216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019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4.062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865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4.908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5.711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5.754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6.557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6.6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7.403cm" svg:y="5.71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7.446cm" svg:y="5.75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8.249cm" svg:y="6.55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8.292cm" svg:y="6.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095cm" svg:y="7.40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9.138cm" svg:y="7.44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1cm" svg:y="8.24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9.984cm" svg:y="8.29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87cm" svg:y="9.09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0.83cm" svg:y="9.13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1.633cm" svg:y="9.94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1.676cm" svg:y="9.98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019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4.062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865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4.908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5.711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5.754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6.557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6.6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7.403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7.446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8.249cm" svg:y="5.71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8.292cm" svg:y="5.75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095cm" svg:y="6.55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9.138cm" svg:y="6.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1cm" svg:y="7.40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9.984cm" svg:y="7.44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87cm" svg:y="8.24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0.83cm" svg:y="8.29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1.633cm" svg:y="9.09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1.676cm" svg:y="9.13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2.479cm" svg:y="9.94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2.522cm" svg:y="9.98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865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4.908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5.711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5.754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6.557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6.6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7.403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7.446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8.249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8.292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095cm" svg:y="5.71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9.138cm" svg:y="5.75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1cm" svg:y="6.55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9.984cm" svg:y="6.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87cm" svg:y="7.40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0.83cm" svg:y="7.44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1.633cm" svg:y="8.24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1.676cm" svg:y="8.29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2.479cm" svg:y="9.09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2.522cm" svg:y="9.13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3.325cm" svg:y="9.94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3.368cm" svg:y="9.98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</draw:g>
        <draw:g>
          <draw:g>
            <draw:custom-shape draw:style-name="gr5" draw:text-style-name="P2" draw:layer="layout" svg:width="0.72cm" svg:height="0.72cm" svg:x="4.868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4.911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5.714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5.757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6.56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6.603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7.406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7.449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8.252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8.295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5.714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5.757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6.56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6.603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7.406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7.449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8.252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8.295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098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9.141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4cm" svg:y="5.71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9.987cm" svg:y="5.75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9cm" svg:y="6.55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0.833cm" svg:y="6.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1.636cm" svg:y="7.40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1.679cm" svg:y="7.44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2.482cm" svg:y="8.24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2.525cm" svg:y="8.29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3.328cm" svg:y="9.09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3.371cm" svg:y="9.13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4.174cm" svg:y="9.94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4.217cm" svg:y="9.98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6.56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6.603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7.406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7.449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8.252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8.295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098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9.141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4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9.987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9cm" svg:y="5.71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0.833cm" svg:y="5.75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1.636cm" svg:y="6.5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1.679cm" svg:y="6.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2.482cm" svg:y="7.40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2.525cm" svg:y="7.44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3.328cm" svg:y="8.24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3.371cm" svg:y="8.29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4.174cm" svg:y="9.09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4.217cm" svg:y="9.13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02cm" svg:y="9.94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5.063cm" svg:y="9.98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7.406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7.449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8.252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8.295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098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9.141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4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9.987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9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0.833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1.636cm" svg:y="5.71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1.679cm" svg:y="5.75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2.482cm" svg:y="6.55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2.525cm" svg:y="6.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3.328cm" svg:y="7.40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3.371cm" svg:y="7.44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4.174cm" svg:y="8.24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4.217cm" svg:y="8.29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02cm" svg:y="9.09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5.063cm" svg:y="9.13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866cm" svg:y="9.94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5.909cm" svg:y="9.98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8.252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8.295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098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9.141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4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9.987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9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0.833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1.636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1.679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2.482cm" svg:y="5.71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2.525cm" svg:y="5.75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3.328cm" svg:y="6.55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3.371cm" svg:y="6.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4.174cm" svg:y="7.40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4.217cm" svg:y="7.44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02cm" svg:y="8.24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5.063cm" svg:y="8.29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866cm" svg:y="9.09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5.909cm" svg:y="9.13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6.712cm" svg:y="9.94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6.755cm" svg:y="9.98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098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9.141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4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9.987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9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0.833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1.636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1.679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2.482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2.525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3.328cm" svg:y="5.71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3.371cm" svg:y="5.75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4.174cm" svg:y="6.55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4.217cm" svg:y="6.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02cm" svg:y="7.40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5.063cm" svg:y="7.44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866cm" svg:y="8.24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5.909cm" svg:y="8.29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6.712cm" svg:y="9.09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6.755cm" svg:y="9.13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7.558cm" svg:y="9.94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7.601cm" svg:y="9.98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</draw:g>
        <draw:g>
          <draw:g>
            <draw:custom-shape draw:style-name="gr5" draw:text-style-name="P2" draw:layer="layout" svg:width="0.72cm" svg:height="0.72cm" svg:x="9.101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9.144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7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9.99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93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0.836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1.639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1.682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2.485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2.528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7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9.99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93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0.836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1.639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1.682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2.485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2.528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3.331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3.374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4.177cm" svg:y="5.71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4.22cm" svg:y="5.75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023cm" svg:y="6.55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5.066cm" svg:y="6.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869cm" svg:y="7.40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5.912cm" svg:y="7.44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6.715cm" svg:y="8.24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6.758cm" svg:y="8.29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7.561cm" svg:y="9.09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7.604cm" svg:y="9.13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8.407cm" svg:y="9.94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8.45cm" svg:y="9.98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93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0.836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1.639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1.682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2.485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2.528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3.331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3.374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4.177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4.22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023cm" svg:y="5.71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5.066cm" svg:y="5.75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869cm" svg:y="6.5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5.912cm" svg:y="6.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6.715cm" svg:y="7.40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6.758cm" svg:y="7.44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7.561cm" svg:y="8.24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7.604cm" svg:y="8.29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8.407cm" svg:y="9.09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8.45cm" svg:y="9.13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9.253cm" svg:y="9.94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9.296cm" svg:y="9.98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1.639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1.682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2.485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2.528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3.331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3.374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4.177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4.22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023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5.066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869cm" svg:y="5.71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5.912cm" svg:y="5.75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6.715cm" svg:y="6.55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6.758cm" svg:y="6.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7.561cm" svg:y="7.40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7.604cm" svg:y="7.44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8.407cm" svg:y="8.24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8.45cm" svg:y="8.29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9.253cm" svg:y="9.09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9.296cm" svg:y="9.13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099cm" svg:y="9.94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20.142cm" svg:y="9.98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2.485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2.528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3.331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3.374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4.177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4.22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023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5.066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869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5.912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6.715cm" svg:y="5.71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6.758cm" svg:y="5.75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7.561cm" svg:y="6.55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7.604cm" svg:y="6.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8.407cm" svg:y="7.40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8.45cm" svg:y="7.44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9.253cm" svg:y="8.24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9.296cm" svg:y="8.29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099cm" svg:y="9.09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20.142cm" svg:y="9.13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945cm" svg:y="9.94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20.988cm" svg:y="9.98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3.331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3.374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4.177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4.22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023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5.066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869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5.912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6.715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6.758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7.561cm" svg:y="5.71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7.604cm" svg:y="5.75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8.407cm" svg:y="6.55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8.45cm" svg:y="6.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9.253cm" svg:y="7.40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9.296cm" svg:y="7.44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099cm" svg:y="8.24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20.142cm" svg:y="8.29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945cm" svg:y="9.09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20.988cm" svg:y="9.13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1.791cm" svg:y="9.94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21.834cm" svg:y="9.98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</draw:g>
        <draw:g>
          <draw:custom-shape draw:style-name="gr5" draw:text-style-name="P2" draw:layer="layout" svg:width="0.72cm" svg:height="0.72cm" svg:x="13.334cm" svg:y="0.63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13.377cm" svg:y="0.67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4.18cm" svg:y="0.63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14.223cm" svg:y="0.67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5.026cm" svg:y="0.63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15.069cm" svg:y="0.67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5.872cm" svg:y="0.63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15.915cm" svg:y="0.67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6.718cm" svg:y="0.63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16.761cm" svg:y="0.67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4.18cm" svg:y="1.48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14.223cm" svg:y="1.52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5.026cm" svg:y="2.32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15.069cm" svg:y="2.3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5.872cm" svg:y="3.17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15.915cm" svg:y="3.21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6.718cm" svg:y="4.01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16.761cm" svg:y="4.06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7.564cm" svg:y="4.86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17.607cm" svg:y="4.90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8.41cm" svg:y="5.71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18.453cm" svg:y="5.7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9.256cm" svg:y="6.55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19.299cm" svg:y="6.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0.102cm" svg:y="7.40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0.145cm" svg:y="7.44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0.948cm" svg:y="8.24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0.991cm" svg:y="8.29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1.794cm" svg:y="9.09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1.837cm" svg:y="9.1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2.64cm" svg:y="9.94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2.683cm" svg:y="9.98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5.026cm" svg:y="1.48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15.069cm" svg:y="1.52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5.872cm" svg:y="2.32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15.915cm" svg:y="2.3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6.718cm" svg:y="3.17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16.761cm" svg:y="3.21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7.564cm" svg:y="4.01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17.607cm" svg:y="4.06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8.41cm" svg:y="4.86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18.453cm" svg:y="4.90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9.256cm" svg:y="5.71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19.299cm" svg:y="5.7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0.102cm" svg:y="6.55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0.145cm" svg:y="6.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0.948cm" svg:y="7.40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0.991cm" svg:y="7.44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1.794cm" svg:y="8.24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1.837cm" svg:y="8.29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2.64cm" svg:y="9.09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2.683cm" svg:y="9.1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3.486cm" svg:y="9.94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3.529cm" svg:y="9.98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5.872cm" svg:y="1.48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15.915cm" svg:y="1.52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6.718cm" svg:y="2.32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16.761cm" svg:y="2.3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7.564cm" svg:y="3.17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17.607cm" svg:y="3.21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8.41cm" svg:y="4.01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18.453cm" svg:y="4.06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9.256cm" svg:y="4.86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19.299cm" svg:y="4.90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0.102cm" svg:y="5.71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20.145cm" svg:y="5.7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0.948cm" svg:y="6.55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20.991cm" svg:y="6.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1.794cm" svg:y="7.40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21.837cm" svg:y="7.44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2.64cm" svg:y="8.24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22.683cm" svg:y="8.29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3.486cm" svg:y="9.09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23.529cm" svg:y="9.1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4.332cm" svg:y="9.94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24.375cm" svg:y="9.98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6.718cm" svg:y="1.48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16.761cm" svg:y="1.52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7.564cm" svg:y="2.32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17.607cm" svg:y="2.3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8.41cm" svg:y="3.17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18.453cm" svg:y="3.21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9.256cm" svg:y="4.019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19.299cm" svg:y="4.06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0.102cm" svg:y="4.86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20.145cm" svg:y="4.90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0.948cm" svg:y="5.71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20.991cm" svg:y="5.7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1.794cm" svg:y="6.55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21.837cm" svg:y="6.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2.64cm" svg:y="7.40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22.683cm" svg:y="7.44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3.486cm" svg:y="8.249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23.529cm" svg:y="8.29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4.332cm" svg:y="9.09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24.375cm" svg:y="9.1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5.178cm" svg:y="9.94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25.221cm" svg:y="9.98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7.564cm" svg:y="1.48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17.607cm" svg:y="1.52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8.41cm" svg:y="2.32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18.453cm" svg:y="2.3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9.256cm" svg:y="3.17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19.299cm" svg:y="3.21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0.102cm" svg:y="4.01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20.145cm" svg:y="4.06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0.948cm" svg:y="4.86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20.991cm" svg:y="4.90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1.794cm" svg:y="5.71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21.837cm" svg:y="5.7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2.64cm" svg:y="6.55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22.683cm" svg:y="6.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3.486cm" svg:y="7.40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23.529cm" svg:y="7.44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4.332cm" svg:y="8.24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24.375cm" svg:y="8.29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5.178cm" svg:y="9.09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25.221cm" svg:y="9.1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7.567cm" svg:y="0.63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17.61cm" svg:y="0.67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8.413cm" svg:y="0.63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18.456cm" svg:y="0.67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9.259cm" svg:y="0.63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19.302cm" svg:y="0.67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0.105cm" svg:y="0.63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20.148cm" svg:y="0.67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0.951cm" svg:y="0.63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20.994cm" svg:y="0.67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8.413cm" svg:y="1.48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18.456cm" svg:y="1.52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9.259cm" svg:y="2.32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19.302cm" svg:y="2.3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0.105cm" svg:y="3.17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0.148cm" svg:y="3.21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0.951cm" svg:y="4.01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0.994cm" svg:y="4.06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1.797cm" svg:y="4.86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1.84cm" svg:y="4.90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2.643cm" svg:y="5.71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2.686cm" svg:y="5.7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3.489cm" svg:y="6.55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3.532cm" svg:y="6.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4.335cm" svg:y="7.40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4.378cm" svg:y="7.44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5.181cm" svg:y="8.24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5.224cm" svg:y="8.29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9.259cm" svg:y="1.48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19.302cm" svg:y="1.52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0.105cm" svg:y="2.32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0.148cm" svg:y="2.3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0.951cm" svg:y="3.17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0.994cm" svg:y="3.21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1.797cm" svg:y="4.01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1.84cm" svg:y="4.06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2.643cm" svg:y="4.86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2.686cm" svg:y="4.90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3.489cm" svg:y="5.71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3.532cm" svg:y="5.7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4.335cm" svg:y="6.55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4.378cm" svg:y="6.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5.181cm" svg:y="7.40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5.224cm" svg:y="7.44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0.105cm" svg:y="1.48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20.148cm" svg:y="1.52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0.951cm" svg:y="2.32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20.994cm" svg:y="2.3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1.797cm" svg:y="3.17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21.84cm" svg:y="3.21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2.643cm" svg:y="4.01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22.686cm" svg:y="4.06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3.489cm" svg:y="4.86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23.532cm" svg:y="4.90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4.335cm" svg:y="5.71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24.378cm" svg:y="5.7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5.181cm" svg:y="6.55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25.224cm" svg:y="6.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0.951cm" svg:y="1.48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20.994cm" svg:y="1.52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1.797cm" svg:y="2.32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21.84cm" svg:y="2.3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2.643cm" svg:y="3.17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22.686cm" svg:y="3.21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3.489cm" svg:y="4.019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23.532cm" svg:y="4.06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4.335cm" svg:y="4.86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24.378cm" svg:y="4.90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5.181cm" svg:y="5.71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25.224cm" svg:y="5.7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1.797cm" svg:y="1.48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21.84cm" svg:y="1.52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2.643cm" svg:y="2.32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22.686cm" svg:y="2.3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3.489cm" svg:y="3.17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23.532cm" svg:y="3.21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4.335cm" svg:y="4.01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24.378cm" svg:y="4.06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5.181cm" svg:y="4.86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25.224cm" svg:y="4.90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1.8cm" svg:y="0.63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1.843cm" svg:y="0.67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2.646cm" svg:y="0.63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2.689cm" svg:y="0.67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3.492cm" svg:y="0.63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23.535cm" svg:y="0.67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4.338cm" svg:y="0.63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24.381cm" svg:y="0.67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5.184cm" svg:y="0.63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25.227cm" svg:y="0.67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2.646cm" svg:y="1.48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2.689cm" svg:y="1.52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3.492cm" svg:y="2.32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3.535cm" svg:y="2.3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4.338cm" svg:y="3.17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4.381cm" svg:y="3.21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5.184cm" svg:y="4.01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5.227cm" svg:y="4.06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3.492cm" svg:y="1.48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3.535cm" svg:y="1.52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4.338cm" svg:y="2.32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4.381cm" svg:y="2.3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5.184cm" svg:y="3.17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5.227cm" svg:y="3.21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4.338cm" svg:y="1.48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24.381cm" svg:y="1.52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5.184cm" svg:y="2.32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25.227cm" svg:y="2.3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5.184cm" svg:y="1.48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25.227cm" svg:y="1.52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0.632cm" svg:y="4.86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0.675cm" svg:y="4.90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.478cm" svg:y="5.71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1.521cm" svg:y="5.7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.324cm" svg:y="6.55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.367cm" svg:y="6.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3.17cm" svg:y="7.40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3.213cm" svg:y="7.44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4.016cm" svg:y="8.24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4.059cm" svg:y="8.29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4.862cm" svg:y="9.09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4.905cm" svg:y="9.1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5.708cm" svg:y="9.94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5.751cm" svg:y="9.98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0.632cm" svg:y="4.01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0.675cm" svg:y="4.06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.478cm" svg:y="4.86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1.521cm" svg:y="4.90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.324cm" svg:y="5.71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.367cm" svg:y="5.7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3.17cm" svg:y="6.55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3.213cm" svg:y="6.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4.016cm" svg:y="7.40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4.059cm" svg:y="7.44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4.862cm" svg:y="8.24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4.905cm" svg:y="8.29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5.708cm" svg:y="9.09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5.751cm" svg:y="9.1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6.554cm" svg:y="9.94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6.597cm" svg:y="9.98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0.632cm" svg:y="3.17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0.675cm" svg:y="3.21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.478cm" svg:y="4.01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1.521cm" svg:y="4.06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.324cm" svg:y="4.86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2.367cm" svg:y="4.90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3.17cm" svg:y="5.71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3.213cm" svg:y="5.7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4.016cm" svg:y="6.55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4.059cm" svg:y="6.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4.862cm" svg:y="7.40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4.905cm" svg:y="7.44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5.708cm" svg:y="8.24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5.751cm" svg:y="8.29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6.554cm" svg:y="9.09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6.597cm" svg:y="9.1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7.4cm" svg:y="9.94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7.443cm" svg:y="9.98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0.632cm" svg:y="2.32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0.675cm" svg:y="2.3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.478cm" svg:y="3.17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1.521cm" svg:y="3.21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.324cm" svg:y="4.019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2.367cm" svg:y="4.06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3.17cm" svg:y="4.86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3.213cm" svg:y="4.90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4.016cm" svg:y="5.71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4.059cm" svg:y="5.7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4.862cm" svg:y="6.55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4.905cm" svg:y="6.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5.708cm" svg:y="7.40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5.751cm" svg:y="7.44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6.554cm" svg:y="8.249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6.597cm" svg:y="8.29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7.4cm" svg:y="9.09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7.443cm" svg:y="9.1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8.246cm" svg:y="9.94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8.289cm" svg:y="9.98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0.632cm" svg:y="1.48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0.675cm" svg:y="1.52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.478cm" svg:y="2.32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1.521cm" svg:y="2.3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.324cm" svg:y="3.17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2.367cm" svg:y="3.21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3.17cm" svg:y="4.01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3.213cm" svg:y="4.06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4.016cm" svg:y="4.86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4.059cm" svg:y="4.90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4.862cm" svg:y="5.71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4.905cm" svg:y="5.7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5.708cm" svg:y="6.55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5.751cm" svg:y="6.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6.554cm" svg:y="7.40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6.597cm" svg:y="7.44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7.4cm" svg:y="8.24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7.443cm" svg:y="8.29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8.246cm" svg:y="9.09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8.289cm" svg:y="9.1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9.092cm" svg:y="9.94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9.135cm" svg:y="9.98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0.629cm" svg:y="9.09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0.672cm" svg:y="9.1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.475cm" svg:y="9.94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1.518cm" svg:y="9.98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0.629cm" svg:y="8.24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0.672cm" svg:y="8.29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.475cm" svg:y="9.09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1.518cm" svg:y="9.1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.321cm" svg:y="9.94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.364cm" svg:y="9.98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0.629cm" svg:y="7.40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0.672cm" svg:y="7.44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.475cm" svg:y="8.24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1.518cm" svg:y="8.29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.321cm" svg:y="9.09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2.364cm" svg:y="9.1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3.167cm" svg:y="9.94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3.21cm" svg:y="9.98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0.629cm" svg:y="6.55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0.672cm" svg:y="6.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.475cm" svg:y="7.40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1.518cm" svg:y="7.44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.321cm" svg:y="8.249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2.364cm" svg:y="8.29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3.167cm" svg:y="9.09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3.21cm" svg:y="9.1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4.013cm" svg:y="9.94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4.056cm" svg:y="9.98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0.629cm" svg:y="5.71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0.672cm" svg:y="5.7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.475cm" svg:y="6.55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1.518cm" svg:y="6.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.321cm" svg:y="7.40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2.364cm" svg:y="7.44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3.167cm" svg:y="8.24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3.21cm" svg:y="8.29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4.013cm" svg:y="9.09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4.056cm" svg:y="9.1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4.859cm" svg:y="9.94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4.902cm" svg:y="9.98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0.626cm" svg:y="9.94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0.669cm" svg:y="9.98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measure draw:style-name="gr14" draw:text-style-name="P3" draw:layer="layout" svg:x1="0.635cm" svg:y1="12.637cm" svg:x2="10.795cm" svg:y2="12.637cm">
          <text:p text:style-name="P3"><text:measure text:kind="gap"/><text:measure text:kind="value">120</text:measure><text:s/><text:measure text:kind="unit">"</text:measure><text:measure text:kind="gap"/><text:s/>(10’)</text:p>
        </draw:measure>
        <draw:custom-shape draw:style-name="gr18" draw:text-style-name="P10" draw:layer="layout" svg:width="15.292cm" svg:height="10.113cm" svg:x="10.743cm" svg:y="0.63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8.782cm" svg:height="10.54cm" svg:x="0.346cm" svg:y="0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1.753cm" svg:height="8.777cm" svg:x="9.114cm" svg:y="0.415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12.717cm" svg:height="1.175cm" svg:x="2.973cm" svg:y="14.101cm">
          <draw:text-box>
            <text:p><text:span text:style-name="T1">2 sets x 12 + 4</text:span><text:span text:style-name="T2"> sets + 2 sets = 30 sets</text:span></text:p>
          </draw:text-box>
        </draw:frame>
      </draw:page>
      <draw:page draw:name="page5" draw:style-name="dp1" draw:master-page-name="Default">
        <draw:custom-shape draw:style-name="gr1" draw:text-style-name="P1" draw:layer="layout" svg:width="25.4cm" svg:height="10.16cm" svg:x="0.635cm" svg:y="0.635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5" draw:text-style-name="P2" draw:layer="layout" svg:width="0.72cm" svg:height="0.72cm" svg:x="0.635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0.678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.481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.524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.327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2.37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3.173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3.216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019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4.062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.481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.524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.327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2.37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3.173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3.216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019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4.062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865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4.908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5.711cm" svg:y="5.71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5.754cm" svg:y="5.75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6.557cm" svg:y="6.55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6.6cm" svg:y="6.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7.403cm" svg:y="7.40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7.446cm" svg:y="7.44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8.249cm" svg:y="8.24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8.292cm" svg:y="8.29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095cm" svg:y="9.09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9.138cm" svg:y="9.13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1cm" svg:y="9.94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9.984cm" svg:y="9.98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.327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2.37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3.173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3.216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019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4.062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865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4.908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5.711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5.754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6.557cm" svg:y="5.71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6.6cm" svg:y="5.75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7.403cm" svg:y="6.5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7.446cm" svg:y="6.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8.249cm" svg:y="7.40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8.292cm" svg:y="7.44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095cm" svg:y="8.24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9.138cm" svg:y="8.29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1cm" svg:y="9.09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9.984cm" svg:y="9.13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87cm" svg:y="9.94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0.83cm" svg:y="9.98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3.173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3.216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019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4.062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865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4.908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5.711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5.754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6.557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6.6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7.403cm" svg:y="5.71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7.446cm" svg:y="5.75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8.249cm" svg:y="6.55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8.292cm" svg:y="6.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095cm" svg:y="7.40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9.138cm" svg:y="7.44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1cm" svg:y="8.24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9.984cm" svg:y="8.29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87cm" svg:y="9.09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0.83cm" svg:y="9.13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1.633cm" svg:y="9.94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1.676cm" svg:y="9.98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019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4.062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865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4.908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5.711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5.754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6.557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6.6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7.403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7.446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8.249cm" svg:y="5.71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8.292cm" svg:y="5.75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095cm" svg:y="6.55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9.138cm" svg:y="6.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1cm" svg:y="7.40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9.984cm" svg:y="7.44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87cm" svg:y="8.24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0.83cm" svg:y="8.29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1.633cm" svg:y="9.09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1.676cm" svg:y="9.13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2.479cm" svg:y="9.94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2.522cm" svg:y="9.98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4.865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4.908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5.711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5.754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6.557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6.6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7.403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7.446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8.249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8.292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095cm" svg:y="5.71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9.138cm" svg:y="5.75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1cm" svg:y="6.55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9.984cm" svg:y="6.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87cm" svg:y="7.40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0.83cm" svg:y="7.44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1.633cm" svg:y="8.24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1.676cm" svg:y="8.29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2.479cm" svg:y="9.09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2.522cm" svg:y="9.13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3.325cm" svg:y="9.94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3.368cm" svg:y="9.98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</draw:g>
        <draw:g>
          <draw:g>
            <draw:custom-shape draw:style-name="gr5" draw:text-style-name="P2" draw:layer="layout" svg:width="0.72cm" svg:height="0.72cm" svg:x="4.868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4.911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5.714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5.757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6.56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6.603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7.406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7.449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8.252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8.295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5.714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5.757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6.56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6.603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7.406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7.449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8.252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8.295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098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9.141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4cm" svg:y="5.71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9.987cm" svg:y="5.75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9cm" svg:y="6.55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0.833cm" svg:y="6.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1.636cm" svg:y="7.40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1.679cm" svg:y="7.44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2.482cm" svg:y="8.24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2.525cm" svg:y="8.29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3.328cm" svg:y="9.09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3.371cm" svg:y="9.13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4.174cm" svg:y="9.94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4.217cm" svg:y="9.98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6.56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6.603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7.406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7.449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8.252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8.295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098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9.141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4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9.987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9cm" svg:y="5.71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0.833cm" svg:y="5.75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1.636cm" svg:y="6.5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1.679cm" svg:y="6.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2.482cm" svg:y="7.40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2.525cm" svg:y="7.44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3.328cm" svg:y="8.24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3.371cm" svg:y="8.29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4.174cm" svg:y="9.09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4.217cm" svg:y="9.13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02cm" svg:y="9.94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5.063cm" svg:y="9.98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7.406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7.449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8.252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8.295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098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9.141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4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9.987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9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0.833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1.636cm" svg:y="5.71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1.679cm" svg:y="5.75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2.482cm" svg:y="6.55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2.525cm" svg:y="6.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3.328cm" svg:y="7.40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3.371cm" svg:y="7.44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4.174cm" svg:y="8.24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4.217cm" svg:y="8.29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02cm" svg:y="9.09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5.063cm" svg:y="9.13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866cm" svg:y="9.94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5.909cm" svg:y="9.98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8.252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8.295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098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9.141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4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9.987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9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0.833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1.636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1.679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2.482cm" svg:y="5.71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2.525cm" svg:y="5.75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3.328cm" svg:y="6.55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3.371cm" svg:y="6.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4.174cm" svg:y="7.40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4.217cm" svg:y="7.44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02cm" svg:y="8.24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5.063cm" svg:y="8.29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866cm" svg:y="9.09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5.909cm" svg:y="9.13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6.712cm" svg:y="9.94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6.755cm" svg:y="9.98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098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9.141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4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9.987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9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0.833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1.636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1.679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2.482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2.525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3.328cm" svg:y="5.71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3.371cm" svg:y="5.75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4.174cm" svg:y="6.55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4.217cm" svg:y="6.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02cm" svg:y="7.40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5.063cm" svg:y="7.44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866cm" svg:y="8.24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5.909cm" svg:y="8.29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6.712cm" svg:y="9.09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6.755cm" svg:y="9.13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7.558cm" svg:y="9.94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7.601cm" svg:y="9.98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</draw:g>
        <draw:g>
          <draw:g>
            <draw:custom-shape draw:style-name="gr5" draw:text-style-name="P2" draw:layer="layout" svg:width="0.72cm" svg:height="0.72cm" svg:x="9.101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9.144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7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9.99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93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0.836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1.639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1.682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2.485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2.528cm" svg:y="0.67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9.947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9.99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93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0.836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1.639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1.682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2.485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2.528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3.331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3.374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4.177cm" svg:y="5.71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4.22cm" svg:y="5.75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023cm" svg:y="6.55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5.066cm" svg:y="6.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869cm" svg:y="7.40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5.912cm" svg:y="7.44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6.715cm" svg:y="8.24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6.758cm" svg:y="8.29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7.561cm" svg:y="9.09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7.604cm" svg:y="9.13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8.407cm" svg:y="9.94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635cm" svg:height="0.635cm" svg:x="18.45cm" svg:y="9.98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0.793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0.836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1.639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1.682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2.485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2.528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3.331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3.374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4.177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4.22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023cm" svg:y="5.71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5.066cm" svg:y="5.75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869cm" svg:y="6.55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5.912cm" svg:y="6.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6.715cm" svg:y="7.40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6.758cm" svg:y="7.44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7.561cm" svg:y="8.24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7.604cm" svg:y="8.29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8.407cm" svg:y="9.09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8.45cm" svg:y="9.13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9.253cm" svg:y="9.94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635cm" svg:height="0.635cm" svg:x="19.296cm" svg:y="9.98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1.639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1.682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2.485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2.528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3.331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3.374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4.177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4.22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023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5.066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869cm" svg:y="5.71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5.912cm" svg:y="5.75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6.715cm" svg:y="6.55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6.758cm" svg:y="6.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7.561cm" svg:y="7.40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7.604cm" svg:y="7.44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8.407cm" svg:y="8.24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8.45cm" svg:y="8.29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9.253cm" svg:y="9.09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19.296cm" svg:y="9.13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099cm" svg:y="9.94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35cm" svg:height="0.635cm" svg:x="20.142cm" svg:y="9.98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2.485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2.528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3.331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3.374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4.177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4.22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023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5.066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869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5.912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6.715cm" svg:y="5.71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6.758cm" svg:y="5.75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7.561cm" svg:y="6.55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7.604cm" svg:y="6.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8.407cm" svg:y="7.40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8.45cm" svg:y="7.44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9.253cm" svg:y="8.24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19.296cm" svg:y="8.29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099cm" svg:y="9.09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20.142cm" svg:y="9.13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945cm" svg:y="9.94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635cm" svg:height="0.635cm" svg:x="20.988cm" svg:y="9.98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3.331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3.374cm" svg:y="1.5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4.177cm" svg:y="2.32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4.22cm" svg:y="2.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023cm" svg:y="3.17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5.066cm" svg:y="3.21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5.869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5.912cm" svg:y="4.06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6.715cm" svg:y="4.86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6.758cm" svg:y="4.90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7.561cm" svg:y="5.71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7.604cm" svg:y="5.75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8.407cm" svg:y="6.55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8.45cm" svg:y="6.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19.253cm" svg:y="7.40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19.296cm" svg:y="7.44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099cm" svg:y="8.24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20.142cm" svg:y="8.29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0.945cm" svg:y="9.09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20.988cm" svg:y="9.138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5" draw:text-style-name="P2" draw:layer="layout" svg:width="0.72cm" svg:height="0.72cm" svg:x="21.791cm" svg:y="9.94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635cm" svg:height="0.635cm" svg:x="21.834cm" svg:y="9.98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</draw:g>
        <draw:g>
          <draw:custom-shape draw:style-name="gr5" draw:text-style-name="P2" draw:layer="layout" svg:width="0.72cm" svg:height="0.72cm" svg:x="13.334cm" svg:y="0.63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13.377cm" svg:y="0.67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4.18cm" svg:y="0.63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14.223cm" svg:y="0.67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5.026cm" svg:y="0.63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15.069cm" svg:y="0.67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5.872cm" svg:y="0.63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15.915cm" svg:y="0.67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6.718cm" svg:y="0.63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16.761cm" svg:y="0.67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4.18cm" svg:y="1.48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14.223cm" svg:y="1.52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5.026cm" svg:y="2.32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15.069cm" svg:y="2.3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5.872cm" svg:y="3.17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15.915cm" svg:y="3.21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6.718cm" svg:y="4.01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16.761cm" svg:y="4.06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7.564cm" svg:y="4.86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17.607cm" svg:y="4.90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8.41cm" svg:y="5.71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18.453cm" svg:y="5.7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9.256cm" svg:y="6.55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19.299cm" svg:y="6.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0.102cm" svg:y="7.40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0.145cm" svg:y="7.44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0.948cm" svg:y="8.24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0.991cm" svg:y="8.29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1.794cm" svg:y="9.09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1.837cm" svg:y="9.1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2.64cm" svg:y="9.94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2.683cm" svg:y="9.98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5.026cm" svg:y="1.48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15.069cm" svg:y="1.52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5.872cm" svg:y="2.32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15.915cm" svg:y="2.3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6.718cm" svg:y="3.17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16.761cm" svg:y="3.21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7.564cm" svg:y="4.01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17.607cm" svg:y="4.06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8.41cm" svg:y="4.86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18.453cm" svg:y="4.90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9.256cm" svg:y="5.71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19.299cm" svg:y="5.7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0.102cm" svg:y="6.55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0.145cm" svg:y="6.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0.948cm" svg:y="7.40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0.991cm" svg:y="7.44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1.794cm" svg:y="8.24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1.837cm" svg:y="8.29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2.64cm" svg:y="9.09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2.683cm" svg:y="9.1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3.486cm" svg:y="9.94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3.529cm" svg:y="9.98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5.872cm" svg:y="1.48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15.915cm" svg:y="1.52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6.718cm" svg:y="2.32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16.761cm" svg:y="2.3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7.564cm" svg:y="3.17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17.607cm" svg:y="3.21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8.41cm" svg:y="4.01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18.453cm" svg:y="4.06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9.256cm" svg:y="4.86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19.299cm" svg:y="4.90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0.102cm" svg:y="5.71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20.145cm" svg:y="5.7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0.948cm" svg:y="6.55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20.991cm" svg:y="6.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1.794cm" svg:y="7.40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21.837cm" svg:y="7.44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2.64cm" svg:y="8.24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22.683cm" svg:y="8.29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3.486cm" svg:y="9.09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23.529cm" svg:y="9.1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4.332cm" svg:y="9.94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24.375cm" svg:y="9.98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6.718cm" svg:y="1.48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16.761cm" svg:y="1.52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7.564cm" svg:y="2.32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17.607cm" svg:y="2.3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8.41cm" svg:y="3.17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18.453cm" svg:y="3.21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9.256cm" svg:y="4.019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19.299cm" svg:y="4.06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0.102cm" svg:y="4.86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20.145cm" svg:y="4.90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0.948cm" svg:y="5.71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20.991cm" svg:y="5.7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1.794cm" svg:y="6.55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21.837cm" svg:y="6.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2.64cm" svg:y="7.40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22.683cm" svg:y="7.44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3.486cm" svg:y="8.249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23.529cm" svg:y="8.29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4.332cm" svg:y="9.09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24.375cm" svg:y="9.1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5.178cm" svg:y="9.94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25.221cm" svg:y="9.98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7.564cm" svg:y="1.48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17.607cm" svg:y="1.52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8.41cm" svg:y="2.32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18.453cm" svg:y="2.3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9.256cm" svg:y="3.17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19.299cm" svg:y="3.21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0.102cm" svg:y="4.01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20.145cm" svg:y="4.06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0.948cm" svg:y="4.86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20.991cm" svg:y="4.90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1.794cm" svg:y="5.71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21.837cm" svg:y="5.7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2.64cm" svg:y="6.55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22.683cm" svg:y="6.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3.486cm" svg:y="7.40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23.529cm" svg:y="7.44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4.332cm" svg:y="8.24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24.375cm" svg:y="8.29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5.178cm" svg:y="9.09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25.221cm" svg:y="9.1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7.567cm" svg:y="0.63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17.61cm" svg:y="0.67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8.413cm" svg:y="0.63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18.456cm" svg:y="0.67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9.259cm" svg:y="0.63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19.302cm" svg:y="0.67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0.105cm" svg:y="0.63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20.148cm" svg:y="0.67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0.951cm" svg:y="0.63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20.994cm" svg:y="0.67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8.413cm" svg:y="1.48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18.456cm" svg:y="1.52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9.259cm" svg:y="2.32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19.302cm" svg:y="2.3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0.105cm" svg:y="3.17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0.148cm" svg:y="3.21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0.951cm" svg:y="4.01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0.994cm" svg:y="4.06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1.797cm" svg:y="4.86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1.84cm" svg:y="4.90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2.643cm" svg:y="5.71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2.686cm" svg:y="5.7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3.489cm" svg:y="6.55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3.532cm" svg:y="6.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4.335cm" svg:y="7.40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4.378cm" svg:y="7.44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5.181cm" svg:y="8.24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5.224cm" svg:y="8.29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9.259cm" svg:y="1.48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19.302cm" svg:y="1.52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0.105cm" svg:y="2.32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0.148cm" svg:y="2.3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0.951cm" svg:y="3.17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0.994cm" svg:y="3.21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1.797cm" svg:y="4.01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1.84cm" svg:y="4.06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2.643cm" svg:y="4.86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2.686cm" svg:y="4.90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3.489cm" svg:y="5.71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3.532cm" svg:y="5.7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4.335cm" svg:y="6.55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4.378cm" svg:y="6.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5.181cm" svg:y="7.40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5.224cm" svg:y="7.44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0.105cm" svg:y="1.48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20.148cm" svg:y="1.52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0.951cm" svg:y="2.32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20.994cm" svg:y="2.3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1.797cm" svg:y="3.17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21.84cm" svg:y="3.21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2.643cm" svg:y="4.01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22.686cm" svg:y="4.06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3.489cm" svg:y="4.86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23.532cm" svg:y="4.90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4.335cm" svg:y="5.71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24.378cm" svg:y="5.7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5.181cm" svg:y="6.55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25.224cm" svg:y="6.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0.951cm" svg:y="1.48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20.994cm" svg:y="1.52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1.797cm" svg:y="2.32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21.84cm" svg:y="2.3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2.643cm" svg:y="3.17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22.686cm" svg:y="3.21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3.489cm" svg:y="4.019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23.532cm" svg:y="4.06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4.335cm" svg:y="4.86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24.378cm" svg:y="4.90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5.181cm" svg:y="5.71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25.224cm" svg:y="5.7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1.797cm" svg:y="1.48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21.84cm" svg:y="1.52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2.643cm" svg:y="2.32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22.686cm" svg:y="2.3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3.489cm" svg:y="3.17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23.532cm" svg:y="3.21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4.335cm" svg:y="4.01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24.378cm" svg:y="4.06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5.181cm" svg:y="4.86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25.224cm" svg:y="4.90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1.8cm" svg:y="0.63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1.843cm" svg:y="0.67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2.646cm" svg:y="0.63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2.689cm" svg:y="0.67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3.492cm" svg:y="0.63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23.535cm" svg:y="0.67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4.338cm" svg:y="0.63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24.381cm" svg:y="0.67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5.184cm" svg:y="0.63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25.227cm" svg:y="0.67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2.646cm" svg:y="1.48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2.689cm" svg:y="1.52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3.492cm" svg:y="2.32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3.535cm" svg:y="2.3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4.338cm" svg:y="3.17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4.381cm" svg:y="3.21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5.184cm" svg:y="4.01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5.227cm" svg:y="4.06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3.492cm" svg:y="1.48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3.535cm" svg:y="1.52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4.338cm" svg:y="2.32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4.381cm" svg:y="2.3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5.184cm" svg:y="3.17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5.227cm" svg:y="3.21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4.338cm" svg:y="1.48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24.381cm" svg:y="1.52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5.184cm" svg:y="2.32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25.227cm" svg:y="2.3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5.184cm" svg:y="1.48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25.227cm" svg:y="1.52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0.632cm" svg:y="4.86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0.675cm" svg:y="4.90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.478cm" svg:y="5.71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1.521cm" svg:y="5.7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.324cm" svg:y="6.55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2.367cm" svg:y="6.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3.17cm" svg:y="7.40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3.213cm" svg:y="7.44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4.016cm" svg:y="8.24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4.059cm" svg:y="8.29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4.862cm" svg:y="9.09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4.905cm" svg:y="9.1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5.708cm" svg:y="9.94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5.751cm" svg:y="9.98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0.632cm" svg:y="4.01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0.675cm" svg:y="4.06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.478cm" svg:y="4.86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1.521cm" svg:y="4.90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.324cm" svg:y="5.71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.367cm" svg:y="5.7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3.17cm" svg:y="6.55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3.213cm" svg:y="6.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4.016cm" svg:y="7.40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4.059cm" svg:y="7.44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4.862cm" svg:y="8.24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4.905cm" svg:y="8.29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5.708cm" svg:y="9.09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5.751cm" svg:y="9.1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6.554cm" svg:y="9.94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6.597cm" svg:y="9.98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0.632cm" svg:y="3.17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0.675cm" svg:y="3.21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.478cm" svg:y="4.01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1.521cm" svg:y="4.06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.324cm" svg:y="4.86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2.367cm" svg:y="4.90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3.17cm" svg:y="5.71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3.213cm" svg:y="5.7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4.016cm" svg:y="6.55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4.059cm" svg:y="6.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4.862cm" svg:y="7.40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4.905cm" svg:y="7.44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5.708cm" svg:y="8.24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5.751cm" svg:y="8.29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6.554cm" svg:y="9.09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6.597cm" svg:y="9.1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7.4cm" svg:y="9.94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7.443cm" svg:y="9.98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0.632cm" svg:y="2.32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0.675cm" svg:y="2.3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.478cm" svg:y="3.17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1.521cm" svg:y="3.21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.324cm" svg:y="4.019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2.367cm" svg:y="4.06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3.17cm" svg:y="4.86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3.213cm" svg:y="4.90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4.016cm" svg:y="5.71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4.059cm" svg:y="5.7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4.862cm" svg:y="6.55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4.905cm" svg:y="6.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5.708cm" svg:y="7.40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5.751cm" svg:y="7.44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6.554cm" svg:y="8.249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6.597cm" svg:y="8.29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7.4cm" svg:y="9.09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7.443cm" svg:y="9.1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8.246cm" svg:y="9.94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8.289cm" svg:y="9.98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0.632cm" svg:y="1.48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0.675cm" svg:y="1.52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.478cm" svg:y="2.32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1.521cm" svg:y="2.3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.324cm" svg:y="3.17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2.367cm" svg:y="3.21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3.17cm" svg:y="4.01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3.213cm" svg:y="4.06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4.016cm" svg:y="4.86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4.059cm" svg:y="4.90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4.862cm" svg:y="5.71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4.905cm" svg:y="5.7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5.708cm" svg:y="6.55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5.751cm" svg:y="6.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6.554cm" svg:y="7.40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6.597cm" svg:y="7.44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7.4cm" svg:y="8.24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7.443cm" svg:y="8.29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8.246cm" svg:y="9.09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8.289cm" svg:y="9.1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9.092cm" svg:y="9.94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9.135cm" svg:y="9.98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0.629cm" svg:y="9.09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0.672cm" svg:y="9.1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.475cm" svg:y="9.94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5cm" svg:height="0.635cm" svg:x="1.518cm" svg:y="9.98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0.629cm" svg:y="8.24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0.672cm" svg:y="8.29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.475cm" svg:y="9.09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1.518cm" svg:y="9.1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.321cm" svg:y="9.94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5cm" svg:height="0.635cm" svg:x="2.364cm" svg:y="9.98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0.629cm" svg:y="7.40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0.672cm" svg:y="7.44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.475cm" svg:y="8.24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1.518cm" svg:y="8.29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.321cm" svg:y="9.09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2.364cm" svg:y="9.1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3.167cm" svg:y="9.94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635cm" svg:height="0.635cm" svg:x="3.21cm" svg:y="9.98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0.629cm" svg:y="6.55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0.672cm" svg:y="6.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.475cm" svg:y="7.40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1.518cm" svg:y="7.44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.321cm" svg:y="8.249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2.364cm" svg:y="8.29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3.167cm" svg:y="9.09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3.21cm" svg:y="9.1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4.013cm" svg:y="9.94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635cm" svg:height="0.635cm" svg:x="4.056cm" svg:y="9.98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0.629cm" svg:y="5.71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0.672cm" svg:y="5.7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1.475cm" svg:y="6.55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1.518cm" svg:y="6.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2.321cm" svg:y="7.40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2.364cm" svg:y="7.44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3.167cm" svg:y="8.24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3.21cm" svg:y="8.29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4.013cm" svg:y="9.09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4.056cm" svg:y="9.1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4.859cm" svg:y="9.94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4.902cm" svg:y="9.98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5" draw:text-style-name="P2" draw:layer="layout" svg:width="0.72cm" svg:height="0.72cm" svg:x="0.626cm" svg:y="9.94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635cm" svg:height="0.635cm" svg:x="0.669cm" svg:y="9.98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measure draw:style-name="gr14" draw:text-style-name="P3" draw:layer="layout" svg:x1="0.635cm" svg:y1="12.637cm" svg:x2="10.795cm" svg:y2="12.637cm">
          <text:p text:style-name="P3"><text:measure text:kind="gap"/><text:measure text:kind="value">120</text:measure><text:s/><text:measure text:kind="unit">"</text:measure><text:measure text:kind="gap"/><text:s/>(10’)</text:p>
        </draw:measure>
        <draw:custom-shape draw:style-name="gr18" draw:text-style-name="P10" draw:layer="layout" svg:width="15.292cm" svg:height="10.113cm" svg:x="10.743cm" svg:y="0.635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12.717cm" svg:height="1.175cm" svg:x="2.973cm" svg:y="14.101cm">
          <draw:text-box>
            <text:p><text:span text:style-name="T1">2 sets x 12 </text:span><text:span text:style-name="T2">= 24 sets</text:span></text:p>
          </draw:text-box>
        </draw:frame>
        <draw:custom-shape draw:style-name="gr21" draw:text-style-name="P10" draw:layer="layout" svg:width="10.053cm" svg:height="1.672cm" svg:x="0.635cm" svg:y="9.0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10.459cm" svg:height="8.651cm" svg:x="0.346cm" svg:y="0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14" draw:text-style-name="P3" draw:layer="measurelines" svg:x1="-1cm" svg:y1="0.635cm" svg:x2="-1cm" svg:y2="9.017cm">
          <text:p text:style-name="P3"><text:measure text:kind="gap"/><text:measure text:kind="value">99</text:measure><text:s/><text:measure text:kind="unit">"</text:measure><text:measure text:kind="gap"/><text:s/>(8’3”)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eeeeee" draw:end-color="#dddddd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1.90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4T12:18:04.463126529</meta:creation-date>
    <dc:date>2019-05-06T13:59:30.182303186</dc:date>
    <meta:editing-duration>PT39M47S</meta:editing-duration>
    <meta:editing-cycles>6</meta:editing-cycles>
    <meta:generator>LibreOffice/6.0.2.1$MacOSX_X86_64 LibreOffice_project/f7f06a8f319e4b62f9bc5095aa112a65d2f3ac89</meta:generator>
    <meta:document-statistic meta:object-count="5470"/>
  </office:meta>
</office:document-meta>
</file>